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t-ft</text:p>
          </table:table-cell>
          <table:table-cell office:value-type="string" calcext:value-type="string">
            <text:p>Wt-lb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53.975" calcext:value-type="float">
            <text:p>53.975</text:p>
          </table:table-cell>
          <table:table-cell office:value-type="float" office:value="1.77083333333333" calcext:value-type="float">
            <text:p>1.77083333333333</text:p>
          </table:table-cell>
          <table:table-cell office:value-type="float" office:value="9.3749812035" calcext:value-type="float">
            <text:p>9.3749812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88" calcext:value-type="float">
            <text:p>55.88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0.68747857199" calcext:value-type="float">
            <text:p>10.68747857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15" calcext:value-type="float">
            <text:p>56.515</text:p>
          </table:table-cell>
          <table:table-cell office:value-type="float" office:value="1.85416666666667" calcext:value-type="float">
            <text:p>1.85416666666667</text:p>
          </table:table-cell>
          <table:table-cell office:value-type="float" office:value="11.37497719358" calcext:value-type="float">
            <text:p>11.37497719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office:value-type="float" office:value="2" calcext:value-type="float">
            <text:p>2</text:p>
          </table:table-cell>
          <table:table-cell office:value-type="float" office:value="13.7499724318" calcext:value-type="float">
            <text:p>13.7499724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865" calcext:value-type="float">
            <text:p>62.865</text:p>
          </table:table-cell>
          <table:table-cell office:value-type="float" office:value="2.0625" calcext:value-type="float">
            <text:p>2.0625</text:p>
          </table:table-cell>
          <table:table-cell office:value-type="float" office:value="15.87496817126" calcext:value-type="float">
            <text:p>15.87496817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23" calcext:value-type="float">
            <text:p>62.2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15.99996792064" calcext:value-type="float">
            <text:p>15.99996792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5" calcext:value-type="float">
            <text:p>69.85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16.12496767002" calcext:value-type="float">
            <text:p>16.1249676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45" calcext:value-type="float">
            <text:p>67.945</text:p>
          </table:table-cell>
          <table:table-cell office:value-type="float" office:value="2.22916666666667" calcext:value-type="float">
            <text:p>2.22916666666667</text:p>
          </table:table-cell>
          <table:table-cell office:value-type="float" office:value="17.24996541444" calcext:value-type="float">
            <text:p>17.24996541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58" calcext:value-type="float">
            <text:p>68.58</text:p>
          </table:table-cell>
          <table:table-cell office:value-type="float" office:value="2.25" calcext:value-type="float">
            <text:p>2.25</text:p>
          </table:table-cell>
          <table:table-cell office:value-type="float" office:value="17.68746453727" calcext:value-type="float">
            <text:p>17.68746453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7.74996441196" calcext:value-type="float">
            <text:p>17.74996441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675" calcext:value-type="float">
            <text:p>66.675</text:p>
          </table:table-cell>
          <table:table-cell office:value-type="float" office:value="2.1875" calcext:value-type="float">
            <text:p>2.1875</text:p>
          </table:table-cell>
          <table:table-cell office:value-type="float" office:value="17.93746403603" calcext:value-type="float">
            <text:p>17.93746403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  <table:table-cell office:value-type="float" office:value="3" calcext:value-type="float">
            <text:p>3</text:p>
          </table:table-cell>
          <table:table-cell office:value-type="float" office:value="28.49994285864" calcext:value-type="float">
            <text:p>28.49994285864</text:p>
          </table:table-cell>
          <table:table-cell office:value-type="float" office:value="0.599999999999909" calcext:value-type="float">
            <text:p>0.599999999999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452" calcext:value-type="float">
            <text:p>60.452</text:p>
          </table:table-cell>
          <table:table-cell office:value-type="float" office:value="1.98333333333333" calcext:value-type="float">
            <text:p>1.98333333333333</text:p>
          </table:table-cell>
          <table:table-cell office:value-type="float" office:value="12.499974938" calcext:value-type="float">
            <text:p>12.499974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6138" calcext:value-type="float">
            <text:p>59.6138</text:p>
          </table:table-cell>
          <table:table-cell office:value-type="float" office:value="1.95583333333333" calcext:value-type="float">
            <text:p>1.95583333333333</text:p>
          </table:table-cell>
          <table:table-cell office:value-type="float" office:value="12.99997393552" calcext:value-type="float">
            <text:p>12.99997393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135" calcext:value-type="float">
            <text:p>64.135</text:p>
          </table:table-cell>
          <table:table-cell office:value-type="float" office:value="2.10416666666667" calcext:value-type="float">
            <text:p>2.10416666666667</text:p>
          </table:table-cell>
          <table:table-cell office:value-type="float" office:value="14.68747055215" calcext:value-type="float">
            <text:p>14.68747055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484" calcext:value-type="float">
            <text:p>62.484</text:p>
          </table:table-cell>
          <table:table-cell office:value-type="float" office:value="2.05" calcext:value-type="float">
            <text:p>2.05</text:p>
          </table:table-cell>
          <table:table-cell office:value-type="float" office:value="14.9999699256" calcext:value-type="float">
            <text:p>14.9999699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1" calcext:value-type="float">
            <text:p>67.31</text:p>
          </table:table-cell>
          <table:table-cell office:value-type="float" office:value="2.20833333333333" calcext:value-type="float">
            <text:p>2.20833333333333</text:p>
          </table:table-cell>
          <table:table-cell office:value-type="float" office:value="15.87496817126" calcext:value-type="float">
            <text:p>15.87496817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45" calcext:value-type="float">
            <text:p>67.945</text:p>
          </table:table-cell>
          <table:table-cell office:value-type="float" office:value="2.22916666666667" calcext:value-type="float">
            <text:p>2.22916666666667</text:p>
          </table:table-cell>
          <table:table-cell office:value-type="float" office:value="15.93746804595" calcext:value-type="float">
            <text:p>15.93746804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755" calcext:value-type="float">
            <text:p>71.755</text:p>
          </table:table-cell>
          <table:table-cell office:value-type="float" office:value="2.35416666666667" calcext:value-type="float">
            <text:p>2.35416666666667</text:p>
          </table:table-cell>
          <table:table-cell office:value-type="float" office:value="16.2499674194" calcext:value-type="float">
            <text:p>16.2499674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6.62496666754" calcext:value-type="float">
            <text:p>16.62496666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04" calcext:value-type="float">
            <text:p>66.04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16.68746654223" calcext:value-type="float">
            <text:p>16.68746654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5" calcext:value-type="float">
            <text:p>69.85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17.18746553975" calcext:value-type="float">
            <text:p>17.18746553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45" calcext:value-type="float">
            <text:p>67.945</text:p>
          </table:table-cell>
          <table:table-cell office:value-type="float" office:value="2.22916666666667" calcext:value-type="float">
            <text:p>2.22916666666667</text:p>
          </table:table-cell>
          <table:table-cell office:value-type="float" office:value="17.56246478789" calcext:value-type="float">
            <text:p>17.56246478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35" calcext:value-type="float">
            <text:p>76.835</text:p>
          </table:table-cell>
          <table:table-cell office:value-type="float" office:value="2.52083333333333" calcext:value-type="float">
            <text:p>2.52083333333333</text:p>
          </table:table-cell>
          <table:table-cell office:value-type="float" office:value="17.68746453727" calcext:value-type="float">
            <text:p>17.687464537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295" calcext:value-type="float">
            <text:p>74.295</text:p>
          </table:table-cell>
          <table:table-cell office:value-type="float" office:value="2.4375" calcext:value-type="float">
            <text:p>2.4375</text:p>
          </table:table-cell>
          <table:table-cell office:value-type="float" office:value="18.31246328417" calcext:value-type="float">
            <text:p>18.31246328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93" calcext:value-type="float">
            <text:p>74.93</text:p>
          </table:table-cell>
          <table:table-cell office:value-type="float" office:value="2.45833333333333" calcext:value-type="float">
            <text:p>2.45833333333333</text:p>
          </table:table-cell>
          <table:table-cell office:value-type="float" office:value="18.749962407" calcext:value-type="float">
            <text:p>18.7499624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2.5" calcext:value-type="float">
            <text:p>2.5</text:p>
          </table:table-cell>
          <table:table-cell office:value-type="float" office:value="18.749962407" calcext:value-type="float">
            <text:p>18.749962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2" calcext:value-type="float">
            <text:p>83.82</text:p>
          </table:table-cell>
          <table:table-cell office:value-type="float" office:value="2.75" calcext:value-type="float">
            <text:p>2.75</text:p>
          </table:table-cell>
          <table:table-cell office:value-type="float" office:value="20.31245927425" calcext:value-type="float">
            <text:p>20.31245927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2.5" calcext:value-type="float">
            <text:p>2.5</text:p>
          </table:table-cell>
          <table:table-cell office:value-type="float" office:value="20.31245927425" calcext:value-type="float">
            <text:p>20.312459274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295" calcext:value-type="float">
            <text:p>74.295</text:p>
          </table:table-cell>
          <table:table-cell office:value-type="float" office:value="2.4375" calcext:value-type="float">
            <text:p>2.4375</text:p>
          </table:table-cell>
          <table:table-cell office:value-type="float" office:value="21.49995689336" calcext:value-type="float">
            <text:p>21.499956893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01" calcext:value-type="float">
            <text:p>80.01</text:p>
          </table:table-cell>
          <table:table-cell office:value-type="float" office:value="2.625" calcext:value-type="float">
            <text:p>2.625</text:p>
          </table:table-cell>
          <table:table-cell office:value-type="float" office:value="21.74995639212" calcext:value-type="float">
            <text:p>21.74995639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.28" calcext:value-type="float">
            <text:p>81.28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5.37494912414" calcext:value-type="float">
            <text:p>25.374949124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455" calcext:value-type="float">
            <text:p>84.455</text:p>
          </table:table-cell>
          <table:table-cell office:value-type="float" office:value="2.77083333333333" calcext:value-type="float">
            <text:p>2.77083333333333</text:p>
          </table:table-cell>
          <table:table-cell office:value-type="float" office:value="25.93744799635" calcext:value-type="float">
            <text:p>25.937447996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2.79166666666667" calcext:value-type="float">
            <text:p>2.79166666666667</text:p>
          </table:table-cell>
          <table:table-cell office:value-type="float" office:value="27.24994536484" calcext:value-type="float">
            <text:p>27.249945364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.185" calcext:value-type="float">
            <text:p>83.185</text:p>
          </table:table-cell>
          <table:table-cell office:value-type="float" office:value="2.72916666666667" calcext:value-type="float">
            <text:p>2.72916666666667</text:p>
          </table:table-cell>
          <table:table-cell office:value-type="float" office:value="20.18745952487" calcext:value-type="float">
            <text:p>20.187459524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455" calcext:value-type="float">
            <text:p>84.455</text:p>
          </table:table-cell>
          <table:table-cell office:value-type="float" office:value="2.77083333333333" calcext:value-type="float">
            <text:p>2.77083333333333</text:p>
          </table:table-cell>
          <table:table-cell office:value-type="float" office:value="20.68745852239" calcext:value-type="float">
            <text:p>20.687458522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25.81244824697" calcext:value-type="float">
            <text:p>25.81244824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15" calcext:value-type="float">
            <text:p>81.915</text:p>
          </table:table-cell>
          <table:table-cell office:value-type="float" office:value="2.6875" calcext:value-type="float">
            <text:p>2.6875</text:p>
          </table:table-cell>
          <table:table-cell office:value-type="float" office:value="26.18744749511" calcext:value-type="float">
            <text:p>26.187447495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.265" calcext:value-type="float">
            <text:p>88.265</text:p>
          </table:table-cell>
          <table:table-cell office:value-type="float" office:value="2.89583333333333" calcext:value-type="float">
            <text:p>2.89583333333333</text:p>
          </table:table-cell>
          <table:table-cell office:value-type="float" office:value="28.18744348519" calcext:value-type="float">
            <text:p>28.187443485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2" calcext:value-type="float">
            <text:p>96.52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32.99993383632" calcext:value-type="float">
            <text:p>32.99993383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05" calcext:value-type="float">
            <text:p>78.10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8.1249636601" calcext:value-type="float">
            <text:p>18.12496366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848" calcext:value-type="float">
            <text:p>81.5848</text:p>
          </table:table-cell>
          <table:table-cell office:value-type="float" office:value="2.67666666666667" calcext:value-type="float">
            <text:p>2.67666666666667</text:p>
          </table:table-cell>
          <table:table-cell office:value-type="float" office:value="23.49995288344" calcext:value-type="float">
            <text:p>23.49995288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2.79166666666667" calcext:value-type="float">
            <text:p>2.79166666666667</text:p>
          </table:table-cell>
          <table:table-cell office:value-type="float" office:value="23.81245225689" calcext:value-type="float">
            <text:p>23.812452256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.82" calcext:value-type="float">
            <text:p>83.82</text:p>
          </table:table-cell>
          <table:table-cell office:value-type="float" office:value="2.75" calcext:value-type="float">
            <text:p>2.75</text:p>
          </table:table-cell>
          <table:table-cell office:value-type="float" office:value="24.06245175565" calcext:value-type="float">
            <text:p>24.062451755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535" calcext:value-type="float">
            <text:p>89.535</text:p>
          </table:table-cell>
          <table:table-cell office:value-type="float" office:value="2.9375" calcext:value-type="float">
            <text:p>2.9375</text:p>
          </table:table-cell>
          <table:table-cell office:value-type="float" office:value="24.49995087848" calcext:value-type="float">
            <text:p>24.499950878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2.79166666666667" calcext:value-type="float">
            <text:p>2.79166666666667</text:p>
          </table:table-cell>
          <table:table-cell office:value-type="float" office:value="25.18744950007" calcext:value-type="float">
            <text:p>25.18744950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2.79166666666667" calcext:value-type="float">
            <text:p>2.79166666666667</text:p>
          </table:table-cell>
          <table:table-cell office:value-type="float" office:value="25.24994937476" calcext:value-type="float">
            <text:p>25.249949374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25.56244874821" calcext:value-type="float">
            <text:p>25.562448748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.805" calcext:value-type="float">
            <text:p>90.805</text:p>
          </table:table-cell>
          <table:table-cell office:value-type="float" office:value="2.97916666666667" calcext:value-type="float">
            <text:p>2.97916666666667</text:p>
          </table:table-cell>
          <table:table-cell office:value-type="float" office:value="25.6249486229" calcext:value-type="float">
            <text:p>25.62494862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  <table:table-cell office:value-type="float" office:value="3" calcext:value-type="float">
            <text:p>3</text:p>
          </table:table-cell>
          <table:table-cell office:value-type="float" office:value="25.81244824697" calcext:value-type="float">
            <text:p>25.81244824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1" calcext:value-type="float">
            <text:p>92.71</text:p>
          </table:table-cell>
          <table:table-cell office:value-type="float" office:value="3.04166666666667" calcext:value-type="float">
            <text:p>3.04166666666667</text:p>
          </table:table-cell>
          <table:table-cell office:value-type="float" office:value="26.68744649263" calcext:value-type="float">
            <text:p>26.687446492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27.68744448767" calcext:value-type="float">
            <text:p>27.687444487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2048" calcext:value-type="float">
            <text:p>89.2048</text:p>
          </table:table-cell>
          <table:table-cell office:value-type="float" office:value="2.92666666666667" calcext:value-type="float">
            <text:p>2.92666666666667</text:p>
          </table:table-cell>
          <table:table-cell office:value-type="float" office:value="27.99994386112" calcext:value-type="float">
            <text:p>27.999943861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17" calcext:value-type="float">
            <text:p>90.17</text:p>
          </table:table-cell>
          <table:table-cell office:value-type="float" office:value="2.95833333333333" calcext:value-type="float">
            <text:p>2.95833333333333</text:p>
          </table:table-cell>
          <table:table-cell office:value-type="float" office:value="27.99994386112" calcext:value-type="float">
            <text:p>27.99994386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.71" calcext:value-type="float">
            <text:p>92.71</text:p>
          </table:table-cell>
          <table:table-cell office:value-type="float" office:value="3.04166666666667" calcext:value-type="float">
            <text:p>3.04166666666667</text:p>
          </table:table-cell>
          <table:table-cell office:value-type="float" office:value="28.1249436105" calcext:value-type="float">
            <text:p>28.1249436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.52" calcext:value-type="float">
            <text:p>96.52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9.24994135492" calcext:value-type="float">
            <text:p>29.249941354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345" calcext:value-type="float">
            <text:p>93.345</text:p>
          </table:table-cell>
          <table:table-cell office:value-type="float" office:value="3.0625" calcext:value-type="float">
            <text:p>3.0625</text:p>
          </table:table-cell>
          <table:table-cell office:value-type="float" office:value="30.87493809686" calcext:value-type="float">
            <text:p>30.874938096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  <table:table-cell office:value-type="float" office:value="3" calcext:value-type="float">
            <text:p>3</text:p>
          </table:table-cell>
          <table:table-cell office:value-type="float" office:value="25.6249486229" calcext:value-type="float">
            <text:p>25.62494862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  <table:table-cell office:value-type="float" office:value="3" calcext:value-type="float">
            <text:p>3</text:p>
          </table:table-cell>
          <table:table-cell office:value-type="float" office:value="27.62494461298" calcext:value-type="float">
            <text:p>27.624944612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615" calcext:value-type="float">
            <text:p>94.615</text:p>
          </table:table-cell>
          <table:table-cell office:value-type="float" office:value="3.10416666666667" calcext:value-type="float">
            <text:p>3.10416666666667</text:p>
          </table:table-cell>
          <table:table-cell office:value-type="float" office:value="28.68744248271" calcext:value-type="float">
            <text:p>28.687442482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9.74994035244" calcext:value-type="float">
            <text:p>29.749940352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65" calcext:value-type="float">
            <text:p>100.965</text:p>
          </table:table-cell>
          <table:table-cell office:value-type="float" office:value="3.3125" calcext:value-type="float">
            <text:p>3.3125</text:p>
          </table:table-cell>
          <table:table-cell office:value-type="float" office:value="30.31243922465" calcext:value-type="float">
            <text:p>30.312439224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98" calcext:value-type="float">
            <text:p>93.98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30.49993884872" calcext:value-type="float">
            <text:p>30.499938848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805" calcext:value-type="float">
            <text:p>90.805</text:p>
          </table:table-cell>
          <table:table-cell office:value-type="float" office:value="2.97916666666667" calcext:value-type="float">
            <text:p>2.97916666666667</text:p>
          </table:table-cell>
          <table:table-cell office:value-type="float" office:value="25.06244975069" calcext:value-type="float">
            <text:p>25.062449750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1" calcext:value-type="float">
            <text:p>92.71</text:p>
          </table:table-cell>
          <table:table-cell office:value-type="float" office:value="3.04166666666667" calcext:value-type="float">
            <text:p>3.04166666666667</text:p>
          </table:table-cell>
          <table:table-cell office:value-type="float" office:value="26.62494661794" calcext:value-type="float">
            <text:p>26.624946617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9" calcext:value-type="float">
            <text:p>97.79</text:p>
          </table:table-cell>
          <table:table-cell office:value-type="float" office:value="3.20833333333333" calcext:value-type="float">
            <text:p>3.20833333333333</text:p>
          </table:table-cell>
          <table:table-cell office:value-type="float" office:value="28.1249436105" calcext:value-type="float">
            <text:p>28.1249436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2" calcext:value-type="float">
            <text:p>96.52</text:p>
          </table:table-cell>
          <table:table-cell office:value-type="float" office:value="3.16666666666667" calcext:value-type="float">
            <text:p>3.16666666666667</text:p>
          </table:table-cell>
          <table:table-cell office:value-type="float" office:value="28.87494210678" calcext:value-type="float">
            <text:p>28.874942106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345" calcext:value-type="float">
            <text:p>93.345</text:p>
          </table:table-cell>
          <table:table-cell office:value-type="float" office:value="3.0625" calcext:value-type="float">
            <text:p>3.0625</text:p>
          </table:table-cell>
          <table:table-cell office:value-type="float" office:value="29.06244173085" calcext:value-type="float">
            <text:p>29.062441730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79" calcext:value-type="float">
            <text:p>97.79</text:p>
          </table:table-cell>
          <table:table-cell office:value-type="float" office:value="3.20833333333333" calcext:value-type="float">
            <text:p>3.20833333333333</text:p>
          </table:table-cell>
          <table:table-cell office:value-type="float" office:value="29.24994135492" calcext:value-type="float">
            <text:p>29.249941354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932" calcext:value-type="float">
            <text:p>97.9932</text:p>
          </table:table-cell>
          <table:table-cell office:value-type="float" office:value="3.215" calcext:value-type="float">
            <text:p>3.215</text:p>
          </table:table-cell>
          <table:table-cell office:value-type="float" office:value="29.31244122961" calcext:value-type="float">
            <text:p>29.312441229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98" calcext:value-type="float">
            <text:p>93.98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31.49993684376" calcext:value-type="float">
            <text:p>31.499936843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65" calcext:value-type="float">
            <text:p>100.965</text:p>
          </table:table-cell>
          <table:table-cell office:value-type="float" office:value="3.3125" calcext:value-type="float">
            <text:p>3.3125</text:p>
          </table:table-cell>
          <table:table-cell office:value-type="float" office:value="31.56243671845" calcext:value-type="float">
            <text:p>31.562436718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1.62493659314" calcext:value-type="float">
            <text:p>31.624936593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965" calcext:value-type="float">
            <text:p>100.965</text:p>
          </table:table-cell>
          <table:table-cell office:value-type="float" office:value="3.3125" calcext:value-type="float">
            <text:p>3.3125</text:p>
          </table:table-cell>
          <table:table-cell office:value-type="float" office:value="31.74993634252" calcext:value-type="float">
            <text:p>31.749936342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.41" calcext:value-type="float">
            <text:p>105.41</text:p>
          </table:table-cell>
          <table:table-cell office:value-type="float" office:value="3.45833333333333" calcext:value-type="float">
            <text:p>3.45833333333333</text:p>
          </table:table-cell>
          <table:table-cell office:value-type="float" office:value="33.56243270853" calcext:value-type="float">
            <text:p>33.562432708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3.81243220729" calcext:value-type="float">
            <text:p>33.812432207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95" calcext:value-type="float">
            <text:p>99.695</text:p>
          </table:table-cell>
          <table:table-cell office:value-type="float" office:value="3.27083333333333" calcext:value-type="float">
            <text:p>3.27083333333333</text:p>
          </table:table-cell>
          <table:table-cell office:value-type="float" office:value="35.81242819737" calcext:value-type="float">
            <text:p>35.812428197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665" calcext:value-type="float">
            <text:p>113.665</text:p>
          </table:table-cell>
          <table:table-cell office:value-type="float" office:value="3.72916666666667" calcext:value-type="float">
            <text:p>3.72916666666667</text:p>
          </table:table-cell>
          <table:table-cell office:value-type="float" office:value="36.99992581648" calcext:value-type="float">
            <text:p>36.999925816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.03" calcext:value-type="float">
            <text:p>113.03</text:p>
          </table:table-cell>
          <table:table-cell office:value-type="float" office:value="3.70833333333333" calcext:value-type="float">
            <text:p>3.70833333333333</text:p>
          </table:table-cell>
          <table:table-cell office:value-type="float" office:value="39.43742092939" calcext:value-type="float">
            <text:p>39.437420929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2.875" calcext:value-type="float">
            <text:p>2.875</text:p>
          </table:table-cell>
          <table:table-cell office:value-type="float" office:value="23.49995288344" calcext:value-type="float">
            <text:p>23.499952883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505" calcext:value-type="float">
            <text:p>103.505</text:p>
          </table:table-cell>
          <table:table-cell office:value-type="float" office:value="3.39583333333333" calcext:value-type="float">
            <text:p>3.39583333333333</text:p>
          </table:table-cell>
          <table:table-cell office:value-type="float" office:value="28.1249436105" calcext:value-type="float">
            <text:p>28.1249436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4" calcext:value-type="float">
            <text:p>91.44</text:p>
          </table:table-cell>
          <table:table-cell office:value-type="float" office:value="3" calcext:value-type="float">
            <text:p>3</text:p>
          </table:table-cell>
          <table:table-cell office:value-type="float" office:value="28.49994285864" calcext:value-type="float">
            <text:p>28.499942858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235" calcext:value-type="float">
            <text:p>102.235</text:p>
          </table:table-cell>
          <table:table-cell office:value-type="float" office:value="3.35416666666667" calcext:value-type="float">
            <text:p>3.35416666666667</text:p>
          </table:table-cell>
          <table:table-cell office:value-type="float" office:value="28.93744198147" calcext:value-type="float">
            <text:p>28.937441981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76" calcext:value-type="float">
            <text:p>100.076</text:p>
          </table:table-cell>
          <table:table-cell office:value-type="float" office:value="3.28333333333333" calcext:value-type="float">
            <text:p>3.28333333333333</text:p>
          </table:table-cell>
          <table:table-cell office:value-type="float" office:value="33.24993333508" calcext:value-type="float">
            <text:p>33.249933335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.14" calcext:value-type="float">
            <text:p>104.14</text:p>
          </table:table-cell>
          <table:table-cell office:value-type="float" office:value="3.41666666666667" calcext:value-type="float">
            <text:p>3.41666666666667</text:p>
          </table:table-cell>
          <table:table-cell office:value-type="float" office:value="34.9999298264" calcext:value-type="float">
            <text:p>34.99992982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45" calcext:value-type="float">
            <text:p>106.045</text:p>
          </table:table-cell>
          <table:table-cell office:value-type="float" office:value="3.47916666666667" calcext:value-type="float">
            <text:p>3.47916666666667</text:p>
          </table:table-cell>
          <table:table-cell office:value-type="float" office:value="35.87492807206" calcext:value-type="float">
            <text:p>35.874928072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76" calcext:value-type="float">
            <text:p>111.7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6.37492706958" calcext:value-type="float">
            <text:p>36.374927069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.665" calcext:value-type="float">
            <text:p>113.665</text:p>
          </table:table-cell>
          <table:table-cell office:value-type="float" office:value="3.72916666666667" calcext:value-type="float">
            <text:p>3.72916666666667</text:p>
          </table:table-cell>
          <table:table-cell office:value-type="float" office:value="38.49992280904" calcext:value-type="float">
            <text:p>38.499922809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.95" calcext:value-type="float">
            <text:p>107.95</text:p>
          </table:table-cell>
          <table:table-cell office:value-type="float" office:value="3.54166666666667" calcext:value-type="float">
            <text:p>3.54166666666667</text:p>
          </table:table-cell>
          <table:table-cell office:value-type="float" office:value="38.7499223078" calcext:value-type="float">
            <text:p>38.74992230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125" calcext:value-type="float">
            <text:p>111.125</text:p>
          </table:table-cell>
          <table:table-cell office:value-type="float" office:value="3.64583333333333" calcext:value-type="float">
            <text:p>3.64583333333333</text:p>
          </table:table-cell>
          <table:table-cell office:value-type="float" office:value="38.99992180656" calcext:value-type="float">
            <text:p>38.999921806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125" calcext:value-type="float">
            <text:p>111.125</text:p>
          </table:table-cell>
          <table:table-cell office:value-type="float" office:value="3.64583333333333" calcext:value-type="float">
            <text:p>3.64583333333333</text:p>
          </table:table-cell>
          <table:table-cell office:value-type="float" office:value="40.37491904974" calcext:value-type="float">
            <text:p>40.374919049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3.1249536353" calcext:value-type="float">
            <text:p>23.124953635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35.24992932516" calcext:value-type="float">
            <text:p>35.249929325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11" calcext:value-type="float">
            <text:p>118.11</text:p>
          </table:table-cell>
          <table:table-cell office:value-type="float" office:value="3.875" calcext:value-type="float">
            <text:p>3.875</text:p>
          </table:table-cell>
          <table:table-cell office:value-type="float" office:value="37.24992531524" calcext:value-type="float">
            <text:p>37.249925315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155" calcext:value-type="float">
            <text:p>97.155</text:p>
          </table:table-cell>
          <table:table-cell office:value-type="float" office:value="3.1875" calcext:value-type="float">
            <text:p>3.1875</text:p>
          </table:table-cell>
          <table:table-cell office:value-type="float" office:value="37.62492456338" calcext:value-type="float">
            <text:p>37.624924563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35" calcext:value-type="float">
            <text:p>114.935</text:p>
          </table:table-cell>
          <table:table-cell office:value-type="float" office:value="3.77083333333333" calcext:value-type="float">
            <text:p>3.77083333333333</text:p>
          </table:table-cell>
          <table:table-cell office:value-type="float" office:value="38.62492255842" calcext:value-type="float">
            <text:p>38.624922558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40.43741892443" calcext:value-type="float">
            <text:p>40.437418924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3.79265091863517" calcext:value-type="float">
            <text:p>3.79265091863517</text:p>
          </table:table-cell>
          <table:table-cell office:value-type="float" office:value="41.667318" calcext:value-type="float">
            <text:p>41.6673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41.99991579168" calcext:value-type="float">
            <text:p>41.999915791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.38" calcext:value-type="float">
            <text:p>119.38</text:p>
          </table:table-cell>
          <table:table-cell office:value-type="float" office:value="3.91666666666667" calcext:value-type="float">
            <text:p>3.91666666666667</text:p>
          </table:table-cell>
          <table:table-cell office:value-type="float" office:value="47.43740488971" calcext:value-type="float">
            <text:p>47.437404889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.36" calcext:value-type="float">
            <text:p>86.36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5.31244924945" calcext:value-type="float">
            <text:p>25.31244924945</text:p>
          </table:table-cell>
          <table:table-cell office:value-type="float" office:value="7.59999999999991" calcext:value-type="float">
            <text:p>7.5999999999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.41" calcext:value-type="float">
            <text:p>105.41</text:p>
          </table:table-cell>
          <table:table-cell office:value-type="float" office:value="3.45833333333333" calcext:value-type="float">
            <text:p>3.45833333333333</text:p>
          </table:table-cell>
          <table:table-cell office:value-type="float" office:value="30.74993834748" calcext:value-type="float">
            <text:p>30.749938347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45" calcext:value-type="float">
            <text:p>106.045</text:p>
          </table:table-cell>
          <table:table-cell office:value-type="float" office:value="3.47916666666667" calcext:value-type="float">
            <text:p>3.47916666666667</text:p>
          </table:table-cell>
          <table:table-cell office:value-type="float" office:value="34.12493158074" calcext:value-type="float">
            <text:p>34.12493158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68" calcext:value-type="float">
            <text:p>106.68</text:p>
          </table:table-cell>
          <table:table-cell office:value-type="float" office:value="3.5" calcext:value-type="float">
            <text:p>3.5</text:p>
          </table:table-cell>
          <table:table-cell office:value-type="float" office:value="35.24992932516" calcext:value-type="float">
            <text:p>35.249929325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125" calcext:value-type="float">
            <text:p>111.125</text:p>
          </table:table-cell>
          <table:table-cell office:value-type="float" office:value="3.64583333333333" calcext:value-type="float">
            <text:p>3.64583333333333</text:p>
          </table:table-cell>
          <table:table-cell office:value-type="float" office:value="36.74992631772" calcext:value-type="float">
            <text:p>36.749926317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39.9999198016" calcext:value-type="float">
            <text:p>39.99991980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.84" calcext:value-type="float">
            <text:p>116.84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42.74991428796" calcext:value-type="float">
            <text:p>42.749914287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42.81241416265" calcext:value-type="float">
            <text:p>42.812414162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4" calcext:value-type="float">
            <text:p>4</text:p>
          </table:table-cell>
          <table:table-cell office:value-type="float" office:value="43.62491253362" calcext:value-type="float">
            <text:p>43.624912533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83" calcext:value-type="float">
            <text:p>117.983</text:p>
          </table:table-cell>
          <table:table-cell office:value-type="float" office:value="3.87083333333333" calcext:value-type="float">
            <text:p>3.87083333333333</text:p>
          </table:table-cell>
          <table:table-cell office:value-type="float" office:value="44.87491002742" calcext:value-type="float">
            <text:p>44.874910027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4" calcext:value-type="float">
            <text:p>4</text:p>
          </table:table-cell>
          <table:table-cell office:value-type="float" office:value="44.9999097768" calcext:value-type="float">
            <text:p>44.99990977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.19" calcext:value-type="float">
            <text:p>123.19</text:p>
          </table:table-cell>
          <table:table-cell office:value-type="float" office:value="4.04166666666667" calcext:value-type="float">
            <text:p>4.04166666666667</text:p>
          </table:table-cell>
          <table:table-cell office:value-type="float" office:value="45.87490802246" calcext:value-type="float">
            <text:p>45.874908022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4" calcext:value-type="float">
            <text:p>4</text:p>
          </table:table-cell>
          <table:table-cell office:value-type="float" office:value="51.18739737111" calcext:value-type="float">
            <text:p>51.187397371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76" calcext:value-type="float">
            <text:p>111.7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9.31242118001" calcext:value-type="float">
            <text:p>39.31242118001</text:p>
          </table:table-cell>
          <table:table-cell office:value-type="float" office:value="8.90000000000009" calcext:value-type="float">
            <text:p>8.90000000000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76" calcext:value-type="float">
            <text:p>111.76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3.24993333508" calcext:value-type="float">
            <text:p>33.249933335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3.625" calcext:value-type="float">
            <text:p>3.625</text:p>
          </table:table-cell>
          <table:table-cell office:value-type="float" office:value="33.99993183136" calcext:value-type="float">
            <text:p>33.999931831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745" calcext:value-type="float">
            <text:p>118.745</text:p>
          </table:table-cell>
          <table:table-cell office:value-type="float" office:value="3.89583333333333" calcext:value-type="float">
            <text:p>3.89583333333333</text:p>
          </table:table-cell>
          <table:table-cell office:value-type="float" office:value="41.49991679416" calcext:value-type="float">
            <text:p>41.499916794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03" calcext:value-type="float">
            <text:p>113.03</text:p>
          </table:table-cell>
          <table:table-cell office:value-type="float" office:value="3.70833333333333" calcext:value-type="float">
            <text:p>3.70833333333333</text:p>
          </table:table-cell>
          <table:table-cell office:value-type="float" office:value="41.99991579168" calcext:value-type="float">
            <text:p>41.999915791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.825" calcext:value-type="float">
            <text:p>123.8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45.37490902494" calcext:value-type="float">
            <text:p>45.374909024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635" calcext:value-type="float">
            <text:p>127.635</text:p>
          </table:table-cell>
          <table:table-cell office:value-type="float" office:value="4.1875" calcext:value-type="float">
            <text:p>4.1875</text:p>
          </table:table-cell>
          <table:table-cell office:value-type="float" office:value="53.81239210809" calcext:value-type="float">
            <text:p>53.812392108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4" calcext:value-type="float">
            <text:p>4</text:p>
          </table:table-cell>
          <table:table-cell office:value-type="float" office:value="44.49991077928" calcext:value-type="float">
            <text:p>44.499910779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45.18740940087" calcext:value-type="float">
            <text:p>45.187409400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825" calcext:value-type="float">
            <text:p>123.8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46.74990626812" calcext:value-type="float">
            <text:p>46.749906268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.125" calcext:value-type="float">
            <text:p>111.125</text:p>
          </table:table-cell>
          <table:table-cell office:value-type="float" office:value="3.64583333333333" calcext:value-type="float">
            <text:p>3.64583333333333</text:p>
          </table:table-cell>
          <table:table-cell office:value-type="float" office:value="37.74992431276" calcext:value-type="float">
            <text:p>37.749924312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3.625" calcext:value-type="float">
            <text:p>3.625</text:p>
          </table:table-cell>
          <table:table-cell office:value-type="float" office:value="38.93742193187" calcext:value-type="float">
            <text:p>38.93742193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3.75" calcext:value-type="float">
            <text:p>3.75</text:p>
          </table:table-cell>
          <table:table-cell office:value-type="float" office:value="39.3749210547" calcext:value-type="float">
            <text:p>39.37492105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.65" calcext:value-type="float">
            <text:p>120.65</text:p>
          </table:table-cell>
          <table:table-cell office:value-type="float" office:value="3.95833333333333" calcext:value-type="float">
            <text:p>3.95833333333333</text:p>
          </table:table-cell>
          <table:table-cell office:value-type="float" office:value="46.06240764653" calcext:value-type="float">
            <text:p>46.062407646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.825" calcext:value-type="float">
            <text:p>123.8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47.4999047644" calcext:value-type="float">
            <text:p>47.49990476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.095" calcext:value-type="float">
            <text:p>125.095</text:p>
          </table:table-cell>
          <table:table-cell office:value-type="float" office:value="4.10416666666667" calcext:value-type="float">
            <text:p>4.10416666666667</text:p>
          </table:table-cell>
          <table:table-cell office:value-type="float" office:value="49.31240113041" calcext:value-type="float">
            <text:p>49.312401130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08" calcext:value-type="float">
            <text:p>132.08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50.24989925076" calcext:value-type="float">
            <text:p>50.2498992507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.08" calcext:value-type="float">
            <text:p>132.08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62.37487494062" calcext:value-type="float">
            <text:p>62.374874940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.46" calcext:value-type="float">
            <text:p>124.46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40.24991930036" calcext:value-type="float">
            <text:p>40.249919300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46" calcext:value-type="float">
            <text:p>124.46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42.4999147892" calcext:value-type="float">
            <text:p>42.49991478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4" calcext:value-type="float">
            <text:p>4</text:p>
          </table:table-cell>
          <table:table-cell office:value-type="float" office:value="43.24991328548" calcext:value-type="float">
            <text:p>43.249913285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.19" calcext:value-type="float">
            <text:p>123.19</text:p>
          </table:table-cell>
          <table:table-cell office:value-type="float" office:value="4.04166666666667" calcext:value-type="float">
            <text:p>4.04166666666667</text:p>
          </table:table-cell>
          <table:table-cell office:value-type="float" office:value="44.12491153114" calcext:value-type="float">
            <text:p>44.124911531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.65" calcext:value-type="float">
            <text:p>120.65</text:p>
          </table:table-cell>
          <table:table-cell office:value-type="float" office:value="3.95833333333333" calcext:value-type="float">
            <text:p>3.95833333333333</text:p>
          </table:table-cell>
          <table:table-cell office:value-type="float" office:value="46.68740639343" calcext:value-type="float">
            <text:p>46.687406393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47.37490501502" calcext:value-type="float">
            <text:p>47.374905015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4.25" calcext:value-type="float">
            <text:p>4.25</text:p>
          </table:table-cell>
          <table:table-cell office:value-type="float" office:value="48.49990275944" calcext:value-type="float">
            <text:p>48.499902759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095" calcext:value-type="float">
            <text:p>125.095</text:p>
          </table:table-cell>
          <table:table-cell office:value-type="float" office:value="4.10416666666667" calcext:value-type="float">
            <text:p>4.10416666666667</text:p>
          </table:table-cell>
          <table:table-cell office:value-type="float" office:value="49.81240012793" calcext:value-type="float">
            <text:p>49.812400127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905" calcext:value-type="float">
            <text:p>128.905</text:p>
          </table:table-cell>
          <table:table-cell office:value-type="float" office:value="4.22916666666667" calcext:value-type="float">
            <text:p>4.22916666666667</text:p>
          </table:table-cell>
          <table:table-cell office:value-type="float" office:value="51.49989674456" calcext:value-type="float">
            <text:p>51.499896744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6" calcext:value-type="float">
            <text:p>137.16</text:p>
          </table:table-cell>
          <table:table-cell office:value-type="float" office:value="4.5" calcext:value-type="float">
            <text:p>4.5</text:p>
          </table:table-cell>
          <table:table-cell office:value-type="float" office:value="59.87487995302" calcext:value-type="float">
            <text:p>59.87487995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.985" calcext:value-type="float">
            <text:p>133.985</text:p>
          </table:table-cell>
          <table:table-cell office:value-type="float" office:value="4.39583333333333" calcext:value-type="float">
            <text:p>4.39583333333333</text:p>
          </table:table-cell>
          <table:table-cell office:value-type="float" office:value="60.49987869992" calcext:value-type="float">
            <text:p>60.499878699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.795" calcext:value-type="float">
            <text:p>137.795</text:p>
          </table:table-cell>
          <table:table-cell office:value-type="float" office:value="4.52083333333333" calcext:value-type="float">
            <text:p>4.52083333333333</text:p>
          </table:table-cell>
          <table:table-cell office:value-type="float" office:value="60.81237807337" calcext:value-type="float">
            <text:p>60.812378073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6398" calcext:value-type="float">
            <text:p>140.6398</text:p>
          </table:table-cell>
          <table:table-cell office:value-type="float" office:value="4.61416666666667" calcext:value-type="float">
            <text:p>4.61416666666667</text:p>
          </table:table-cell>
          <table:table-cell office:value-type="float" office:value="63.62487243442" calcext:value-type="float">
            <text:p>63.624872434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65.24986917636" calcext:value-type="float">
            <text:p>65.24986917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71.62485639474" calcext:value-type="float">
            <text:p>71.624856394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.015" calcext:value-type="float">
            <text:p>120.015</text:p>
          </table:table-cell>
          <table:table-cell office:value-type="float" office:value="3.9375" calcext:value-type="float">
            <text:p>3.9375</text:p>
          </table:table-cell>
          <table:table-cell office:value-type="float" office:value="44.3749110299" calcext:value-type="float">
            <text:p>44.37491102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3998" calcext:value-type="float">
            <text:p>125.3998</text:p>
          </table:table-cell>
          <table:table-cell office:value-type="float" office:value="4.11416666666667" calcext:value-type="float">
            <text:p>4.11416666666667</text:p>
          </table:table-cell>
          <table:table-cell office:value-type="float" office:value="47.12490551626" calcext:value-type="float">
            <text:p>47.124905516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48.524902709316" calcext:value-type="float">
            <text:p>48.5249027093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4.25" calcext:value-type="float">
            <text:p>4.25</text:p>
          </table:table-cell>
          <table:table-cell office:value-type="float" office:value="51.99989574208" calcext:value-type="float">
            <text:p>51.99989574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.983" calcext:value-type="float">
            <text:p>117.983</text:p>
          </table:table-cell>
          <table:table-cell office:value-type="float" office:value="3.87083333333333" calcext:value-type="float">
            <text:p>3.87083333333333</text:p>
          </table:table-cell>
          <table:table-cell office:value-type="float" office:value="53.1248934865" calcext:value-type="float">
            <text:p>53.12489348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4.25" calcext:value-type="float">
            <text:p>4.25</text:p>
          </table:table-cell>
          <table:table-cell office:value-type="float" office:value="54.12489148154" calcext:value-type="float">
            <text:p>54.124891481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.715" calcext:value-type="float">
            <text:p>132.715</text:p>
          </table:table-cell>
          <table:table-cell office:value-type="float" office:value="4.35416666666667" calcext:value-type="float">
            <text:p>4.35416666666667</text:p>
          </table:table-cell>
          <table:table-cell office:value-type="float" office:value="54.62489047906" calcext:value-type="float">
            <text:p>54.624890479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9934" calcext:value-type="float">
            <text:p>124.9934</text:p>
          </table:table-cell>
          <table:table-cell office:value-type="float" office:value="4.10083333333333" calcext:value-type="float">
            <text:p>4.10083333333333</text:p>
          </table:table-cell>
          <table:table-cell office:value-type="float" office:value="55.37488897534" calcext:value-type="float">
            <text:p>55.374888975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.62" calcext:value-type="float">
            <text:p>134.62</text:p>
          </table:table-cell>
          <table:table-cell office:value-type="float" office:value="4.41666666666667" calcext:value-type="float">
            <text:p>4.41666666666667</text:p>
          </table:table-cell>
          <table:table-cell office:value-type="float" office:value="59.81238007833" calcext:value-type="float">
            <text:p>59.812380078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85" calcext:value-type="float">
            <text:p>133.985</text:p>
          </table:table-cell>
          <table:table-cell office:value-type="float" office:value="4.39583333333333" calcext:value-type="float">
            <text:p>4.39583333333333</text:p>
          </table:table-cell>
          <table:table-cell office:value-type="float" office:value="62.06237556717" calcext:value-type="float">
            <text:p>62.062375567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.9906" calcext:value-type="float">
            <text:p>127.9906</text:p>
          </table:table-cell>
          <table:table-cell office:value-type="float" office:value="4.19916666666667" calcext:value-type="float">
            <text:p>4.19916666666667</text:p>
          </table:table-cell>
          <table:table-cell office:value-type="float" office:value="65.81236804857" calcext:value-type="float">
            <text:p>65.812368048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.445" calcext:value-type="float">
            <text:p>131.445</text:p>
          </table:table-cell>
          <table:table-cell office:value-type="float" office:value="4.3125" calcext:value-type="float">
            <text:p>4.3125</text:p>
          </table:table-cell>
          <table:table-cell office:value-type="float" office:value="49.62490050386" calcext:value-type="float">
            <text:p>49.624900503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4.375" calcext:value-type="float">
            <text:p>4.375</text:p>
          </table:table-cell>
          <table:table-cell office:value-type="float" office:value="52.37489499022" calcext:value-type="float">
            <text:p>52.374894990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4.25" calcext:value-type="float">
            <text:p>4.25</text:p>
          </table:table-cell>
          <table:table-cell office:value-type="float" office:value="56.49988671976" calcext:value-type="float">
            <text:p>56.499886719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75.49984862552" calcext:value-type="float">
            <text:p>75.499848625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365" calcext:value-type="float">
            <text:p>126.365</text:p>
          </table:table-cell>
          <table:table-cell office:value-type="float" office:value="4.14583333333333" calcext:value-type="float">
            <text:p>4.14583333333333</text:p>
          </table:table-cell>
          <table:table-cell office:value-type="float" office:value="48.31240313537" calcext:value-type="float">
            <text:p>48.3124031353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53.81239210809" calcext:value-type="float">
            <text:p>53.812392108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715" calcext:value-type="float">
            <text:p>132.715</text:p>
          </table:table-cell>
          <table:table-cell office:value-type="float" office:value="4.35416666666667" calcext:value-type="float">
            <text:p>4.35416666666667</text:p>
          </table:table-cell>
          <table:table-cell office:value-type="float" office:value="55.06238960189" calcext:value-type="float">
            <text:p>55.062389601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.6068" calcext:value-type="float">
            <text:p>130.6068</text:p>
          </table:table-cell>
          <table:table-cell office:value-type="float" office:value="4.285" calcext:value-type="float">
            <text:p>4.285</text:p>
          </table:table-cell>
          <table:table-cell office:value-type="float" office:value="55.68738834879" calcext:value-type="float">
            <text:p>55.687388348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4.58333333333333" calcext:value-type="float">
            <text:p>4.58333333333333</text:p>
          </table:table-cell>
          <table:table-cell office:value-type="float" office:value="58.56238258453" calcext:value-type="float">
            <text:p>58.5623825845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.89" calcext:value-type="float">
            <text:p>135.89</text:p>
          </table:table-cell>
          <table:table-cell office:value-type="float" office:value="4.45833333333333" calcext:value-type="float">
            <text:p>4.45833333333333</text:p>
          </table:table-cell>
          <table:table-cell office:value-type="float" office:value="59.9998797024" calcext:value-type="float">
            <text:p>59.99987970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0048" calcext:value-type="float">
            <text:p>140.0048</text:p>
          </table:table-cell>
          <table:table-cell office:value-type="float" office:value="4.59333333333333" calcext:value-type="float">
            <text:p>4.59333333333333</text:p>
          </table:table-cell>
          <table:table-cell office:value-type="float" office:value="62.49987469" calcext:value-type="float">
            <text:p>62.499874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6" calcext:value-type="float">
            <text:p>137.16</text:p>
          </table:table-cell>
          <table:table-cell office:value-type="float" office:value="4.5" calcext:value-type="float">
            <text:p>4.5</text:p>
          </table:table-cell>
          <table:table-cell office:value-type="float" office:value="63.7498721838" calcext:value-type="float">
            <text:p>63.74987218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64.62487042946" calcext:value-type="float">
            <text:p>64.624870429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71.74985614412" calcext:value-type="float">
            <text:p>71.74985614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78.24984311188" calcext:value-type="float">
            <text:p>78.2498431118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.73" calcext:value-type="float">
            <text:p>125.73</text:p>
          </table:table-cell>
          <table:table-cell office:value-type="float" office:value="4.125" calcext:value-type="float">
            <text:p>4.125</text:p>
          </table:table-cell>
          <table:table-cell office:value-type="float" office:value="49.999899752" calcext:value-type="float">
            <text:p>49.999899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6" calcext:value-type="float">
            <text:p>137.16</text:p>
          </table:table-cell>
          <table:table-cell office:value-type="float" office:value="4.5" calcext:value-type="float">
            <text:p>4.5</text:p>
          </table:table-cell>
          <table:table-cell office:value-type="float" office:value="61.62487644434" calcext:value-type="float">
            <text:p>61.624876444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24" calcext:value-type="float">
            <text:p>142.24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63.1248734369" calcext:value-type="float">
            <text:p>63.124873436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71.56235652005" calcext:value-type="float">
            <text:p>71.562356520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1" calcext:value-type="float">
            <text:p>143.51</text:p>
          </table:table-cell>
          <table:table-cell office:value-type="float" office:value="4.70833333333333" calcext:value-type="float">
            <text:p>4.70833333333333</text:p>
          </table:table-cell>
          <table:table-cell office:value-type="float" office:value="76.81234599401" calcext:value-type="float">
            <text:p>76.812345994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83.56233246053" calcext:value-type="float">
            <text:p>83.5623324605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86.37482682158" calcext:value-type="float">
            <text:p>86.374826821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88.87482180918" calcext:value-type="float">
            <text:p>88.874821809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89.87481980422" calcext:value-type="float">
            <text:p>89.874819804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98.62480226082" calcext:value-type="float">
            <text:p>98.624802260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16" calcext:value-type="float">
            <text:p>137.16</text:p>
          </table:table-cell>
          <table:table-cell office:value-type="float" office:value="4.5" calcext:value-type="float">
            <text:p>4.5</text:p>
          </table:table-cell>
          <table:table-cell office:value-type="float" office:value="60.24987920116" calcext:value-type="float">
            <text:p>60.249879201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63.49987268504" calcext:value-type="float">
            <text:p>63.499872685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68.62486240962" calcext:value-type="float">
            <text:p>68.6248624096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0.99985764784" calcext:value-type="float">
            <text:p>70.99985764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74.49985063048" calcext:value-type="float">
            <text:p>74.4998506304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84.06233145805" calcext:value-type="float">
            <text:p>84.062331458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90.99981754864" calcext:value-type="float">
            <text:p>90.999817548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91.06231742333" calcext:value-type="float">
            <text:p>91.062317423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92.37481479182" calcext:value-type="float">
            <text:p>92.3748147918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94.9998095288" calcext:value-type="float">
            <text:p>94.99980952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.51" calcext:value-type="float">
            <text:p>143.51</text:p>
          </table:table-cell>
          <table:table-cell office:value-type="float" office:value="4.70833333333333" calcext:value-type="float">
            <text:p>4.70833333333333</text:p>
          </table:table-cell>
          <table:table-cell office:value-type="float" office:value="68.49986266024" calcext:value-type="float">
            <text:p>68.499862660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5.99982757344" calcext:value-type="float">
            <text:p>85.999827573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2.87481378934" calcext:value-type="float">
            <text:p>92.8748137893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98.43730263675" calcext:value-type="float">
            <text:p>98.437302636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98.81230188489" calcext:value-type="float">
            <text:p>98.812301884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08.49978246184" calcext:value-type="float">
            <text:p>108.499782461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69.49986065528" calcext:value-type="float">
            <text:p>69.499860655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76.8748458687" calcext:value-type="float">
            <text:p>76.87484586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78.18734323719" calcext:value-type="float">
            <text:p>78.187343237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89.56232043077" calcext:value-type="float">
            <text:p>89.5623204307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.51" calcext:value-type="float">
            <text:p>143.51</text:p>
          </table:table-cell>
          <table:table-cell office:value-type="float" office:value="4.70833333333333" calcext:value-type="float">
            <text:p>4.70833333333333</text:p>
          </table:table-cell>
          <table:table-cell office:value-type="float" office:value="91.81231591961" calcext:value-type="float">
            <text:p>91.8123159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06.249786973" calcext:value-type="float">
            <text:p>106.24978697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9.249723638" calcext:value-type="float">
            <text:p>109.24972363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109.9997794544" calcext:value-type="float">
            <text:p>109.99977945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11.99977544448" calcext:value-type="float">
            <text:p>111.9997754444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4.81299212598425" calcext:value-type="float">
            <text:p>4.81299212598425</text:p>
          </table:table-cell>
          <table:table-cell office:value-type="float" office:value="80.689092" calcext:value-type="float">
            <text:p>80.6890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5.08202099737533" calcext:value-type="float">
            <text:p>5.08202099737533</text:p>
          </table:table-cell>
          <table:table-cell office:value-type="float" office:value="84.216484" calcext:value-type="float">
            <text:p>84.21648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4.81299212598425" calcext:value-type="float">
            <text:p>4.81299212598425</text:p>
          </table:table-cell>
          <table:table-cell office:value-type="float" office:value="93.475888" calcext:value-type="float">
            <text:p>93.47588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5.29199475065617" calcext:value-type="float">
            <text:p>5.29199475065617</text:p>
          </table:table-cell>
          <table:table-cell office:value-type="float" office:value="95.460046" calcext:value-type="float">
            <text:p>95.4600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4.91797900262467" calcext:value-type="float">
            <text:p>4.91797900262467</text:p>
          </table:table-cell>
          <table:table-cell office:value-type="float" office:value="105.160374" calcext:value-type="float">
            <text:p>105.1603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5.20997375328084" calcext:value-type="float">
            <text:p>5.20997375328084</text:p>
          </table:table-cell>
          <table:table-cell office:value-type="float" office:value="112.215158" calcext:value-type="float">
            <text:p>112.2151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5.74980802508" calcext:value-type="float">
            <text:p>95.749808025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9428" calcext:value-type="float">
            <text:p>151.9428</text:p>
          </table:table-cell>
          <table:table-cell office:value-type="float" office:value="4.985" calcext:value-type="float">
            <text:p>4.985</text:p>
          </table:table-cell>
          <table:table-cell office:value-type="float" office:value="96.37480677198" calcext:value-type="float">
            <text:p>96.3748067719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7.24980501764" calcext:value-type="float">
            <text:p>97.249805017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98.68730213551" calcext:value-type="float">
            <text:p>98.68730213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100.37479875214" calcext:value-type="float">
            <text:p>100.374798752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03.1247932385" calcext:value-type="float">
            <text:p>103.124793238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08.81228183529" calcext:value-type="float">
            <text:p>108.812281835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119.18726103383" calcext:value-type="float">
            <text:p>119.1872610338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275" calcext:value-type="float">
            <text:p>168.275</text:p>
          </table:table-cell>
          <table:table-cell office:value-type="float" office:value="5.52083333333333" calcext:value-type="float">
            <text:p>5.52083333333333</text:p>
          </table:table-cell>
          <table:table-cell office:value-type="float" office:value="123.56225226213" calcext:value-type="float">
            <text:p>123.562252262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76.68734624463" calcext:value-type="float">
            <text:p>76.68734624463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113" calcext:value-type="float">
            <text:p>142.113</text:p>
          </table:table-cell>
          <table:table-cell office:value-type="float" office:value="4.6625" calcext:value-type="float">
            <text:p>4.6625</text:p>
          </table:table-cell>
          <table:table-cell office:value-type="float" office:value="72.24985514164" calcext:value-type="float">
            <text:p>72.249855141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81.31233697169" calcext:value-type="float">
            <text:p>81.312336971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35" calcext:value-type="float">
            <text:p>140.335</text:p>
          </table:table-cell>
          <table:table-cell office:value-type="float" office:value="4.60416666666667" calcext:value-type="float">
            <text:p>4.60416666666667</text:p>
          </table:table-cell>
          <table:table-cell office:value-type="float" office:value="82.56233446549" calcext:value-type="float">
            <text:p>82.56233446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3.87483183398" calcext:value-type="float">
            <text:p>83.874831833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1648" calcext:value-type="float">
            <text:p>150.1648</text:p>
          </table:table-cell>
          <table:table-cell office:value-type="float" office:value="4.92666666666667" calcext:value-type="float">
            <text:p>4.92666666666667</text:p>
          </table:table-cell>
          <table:table-cell office:value-type="float" office:value="92.4998145412" calcext:value-type="float">
            <text:p>92.4998145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4.06229135885" calcext:value-type="float">
            <text:p>104.062291358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195" calcext:value-type="float">
            <text:p>163.195</text:p>
          </table:table-cell>
          <table:table-cell office:value-type="float" office:value="5.35416666666667" calcext:value-type="float">
            <text:p>5.35416666666667</text:p>
          </table:table-cell>
          <table:table-cell office:value-type="float" office:value="117.06226529437" calcext:value-type="float">
            <text:p>117.062265294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.72" calcext:value-type="float">
            <text:p>172.7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36.2497268242" calcext:value-type="float">
            <text:p>136.249726824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75.37484887614" calcext:value-type="float">
            <text:p>75.37484887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78.31234298657" calcext:value-type="float">
            <text:p>78.312342986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3" calcext:value-type="float">
            <text:p>138.43</text:p>
          </table:table-cell>
          <table:table-cell office:value-type="float" office:value="4.54166666666667" calcext:value-type="float">
            <text:p>4.54166666666667</text:p>
          </table:table-cell>
          <table:table-cell office:value-type="float" office:value="86.18732719751" calcext:value-type="float">
            <text:p>86.1873271975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94.3748107819" calcext:value-type="float">
            <text:p>94.37481078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100.6247982509" calcext:value-type="float">
            <text:p>100.62479825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08.62478221122" calcext:value-type="float">
            <text:p>108.624782211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7" calcext:value-type="float">
            <text:p>179.07</text:p>
          </table:table-cell>
          <table:table-cell office:value-type="float" office:value="5.875" calcext:value-type="float">
            <text:p>5.875</text:p>
          </table:table-cell>
          <table:table-cell office:value-type="float" office:value="122.81225376585" calcext:value-type="float">
            <text:p>122.812253765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82.68733421487" calcext:value-type="float">
            <text:p>82.687334214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92.31231491713" calcext:value-type="float">
            <text:p>92.312314917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97.74980401516" calcext:value-type="float">
            <text:p>97.749804015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102.24979499284" calcext:value-type="float">
            <text:p>102.249794992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4198" calcext:value-type="float">
            <text:p>158.4198</text:p>
          </table:table-cell>
          <table:table-cell office:value-type="float" office:value="5.1975" calcext:value-type="float">
            <text:p>5.1975</text:p>
          </table:table-cell>
          <table:table-cell office:value-type="float" office:value="104.24979098292" calcext:value-type="float">
            <text:p>104.24979098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05.56228835141" calcext:value-type="float">
            <text:p>105.56228835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06.93728559459" calcext:value-type="float">
            <text:p>106.937285594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8648" calcext:value-type="float">
            <text:p>162.8648</text:p>
          </table:table-cell>
          <table:table-cell office:value-type="float" office:value="5.34333333333333" calcext:value-type="float">
            <text:p>5.34333333333333</text:p>
          </table:table-cell>
          <table:table-cell office:value-type="float" office:value="108.87478170998" calcext:value-type="float">
            <text:p>108.8747817099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113.49977243704" calcext:value-type="float">
            <text:p>113.499772437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31.31223672369" calcext:value-type="float">
            <text:p>131.312236723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99.49980050648" calcext:value-type="float">
            <text:p>99.49980050648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90.99981754864" calcext:value-type="float">
            <text:p>90.999817548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4.9997894792" calcext:value-type="float">
            <text:p>104.99978947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06.249786973" calcext:value-type="float">
            <text:p>106.24978697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107.93728358963" calcext:value-type="float">
            <text:p>107.937283589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249343832021" calcext:value-type="float">
            <text:p>5.249343832021</text:p>
          </table:table-cell>
          <table:table-cell office:value-type="float" office:value="112.876544" calcext:value-type="float">
            <text:p>112.8765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.989" calcext:value-type="float">
            <text:p>165.989</text:p>
          </table:table-cell>
          <table:table-cell office:value-type="float" office:value="5.44583333333333" calcext:value-type="float">
            <text:p>5.44583333333333</text:p>
          </table:table-cell>
          <table:table-cell office:value-type="float" office:value="124.3747506331" calcext:value-type="float">
            <text:p>124.37475063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86.62482632034" calcext:value-type="float">
            <text:p>86.624826320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0.99981754864" calcext:value-type="float">
            <text:p>90.999817548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92.81231391465" calcext:value-type="float">
            <text:p>92.8123139146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93.1248132881" calcext:value-type="float">
            <text:p>93.12481328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96.93730564419" calcext:value-type="float">
            <text:p>96.937305644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97.4998045164" calcext:value-type="float">
            <text:p>97.49980451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6.12478722362" calcext:value-type="float">
            <text:p>106.12478722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6.31228684769" calcext:value-type="float">
            <text:p>106.312286847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9.56228033157" calcext:value-type="float">
            <text:p>109.5622803315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19.24976090852" calcext:value-type="float">
            <text:p>119.249760908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4.72916666666667" calcext:value-type="float">
            <text:p>4.72916666666667</text:p>
          </table:table-cell>
          <table:table-cell office:value-type="float" office:value="81.99983559328" calcext:value-type="float">
            <text:p>81.999835593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85.6248283253" calcext:value-type="float">
            <text:p>85.62482832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0.12481930298" calcext:value-type="float">
            <text:p>90.124819302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91.12481729802" calcext:value-type="float">
            <text:p>91.124817298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2.93731366403" calcext:value-type="float">
            <text:p>92.937313664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95.81230789977" calcext:value-type="float">
            <text:p>95.8123078997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3.68729211071" calcext:value-type="float">
            <text:p>103.687292110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989" calcext:value-type="float">
            <text:p>165.989</text:p>
          </table:table-cell>
          <table:table-cell office:value-type="float" office:value="5.44583333333333" calcext:value-type="float">
            <text:p>5.44583333333333</text:p>
          </table:table-cell>
          <table:table-cell office:value-type="float" office:value="107.24978496804" calcext:value-type="float">
            <text:p>107.249784968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19.49976040728" calcext:value-type="float">
            <text:p>119.499760407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.91" calcext:value-type="float">
            <text:p>168.91</text:p>
          </table:table-cell>
          <table:table-cell office:value-type="float" office:value="5.54166666666667" calcext:value-type="float">
            <text:p>5.54166666666667</text:p>
          </table:table-cell>
          <table:table-cell office:value-type="float" office:value="122.31225476833" calcext:value-type="float">
            <text:p>122.312254768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99.68730013055" calcext:value-type="float">
            <text:p>99.6873001305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104.06229135885" calcext:value-type="float">
            <text:p>104.062291358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988" calcext:value-type="float">
            <text:p>157.988</text:p>
          </table:table-cell>
          <table:table-cell office:value-type="float" office:value="5.18333333333333" calcext:value-type="float">
            <text:p>5.18333333333333</text:p>
          </table:table-cell>
          <table:table-cell office:value-type="float" office:value="107.12478521866" calcext:value-type="float">
            <text:p>107.1247852186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107.31228484273" calcext:value-type="float">
            <text:p>107.312284842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20.37475865294" calcext:value-type="float">
            <text:p>120.3747586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815" calcext:value-type="float">
            <text:p>170.815</text:p>
          </table:table-cell>
          <table:table-cell office:value-type="float" office:value="5.60416666666667" calcext:value-type="float">
            <text:p>5.60416666666667</text:p>
          </table:table-cell>
          <table:table-cell office:value-type="float" office:value="128.87474161078" calcext:value-type="float">
            <text:p>128.874741610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83.87483183398" calcext:value-type="float">
            <text:p>83.874831833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88.87482180918" calcext:value-type="float">
            <text:p>88.874821809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0.6248183005" calcext:value-type="float">
            <text:p>90.62481830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91.99981554368" calcext:value-type="float">
            <text:p>91.99981554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92.87481378934" calcext:value-type="float">
            <text:p>92.874813789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4.18731115783" calcext:value-type="float">
            <text:p>94.187311157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94.74981003004" calcext:value-type="float">
            <text:p>94.749810030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4.93730965411" calcext:value-type="float">
            <text:p>94.937309654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9598" calcext:value-type="float">
            <text:p>160.9598</text:p>
          </table:table-cell>
          <table:table-cell office:value-type="float" office:value="5.28083333333333" calcext:value-type="float">
            <text:p>5.28083333333333</text:p>
          </table:table-cell>
          <table:table-cell office:value-type="float" office:value="95.24980902756" calcext:value-type="float">
            <text:p>95.2498090275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7.74980401516" calcext:value-type="float">
            <text:p>97.749804015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108.1247832137" calcext:value-type="float">
            <text:p>108.12478321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20.93725752515" calcext:value-type="float">
            <text:p>120.937257525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79.81233997913" calcext:value-type="float">
            <text:p>79.812339979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86.81232594441" calcext:value-type="float">
            <text:p>86.812325944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6.74980602012" calcext:value-type="float">
            <text:p>96.749806020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03.99979148416" calcext:value-type="float">
            <text:p>103.999791484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.735" calcext:value-type="float">
            <text:p>165.735</text:p>
          </table:table-cell>
          <table:table-cell office:value-type="float" office:value="5.4375" calcext:value-type="float">
            <text:p>5.4375</text:p>
          </table:table-cell>
          <table:table-cell office:value-type="float" office:value="106.56228634645" calcext:value-type="float">
            <text:p>106.562286346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6.8747857199" calcext:value-type="float">
            <text:p>106.87478571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108.93728158467" calcext:value-type="float">
            <text:p>108.937281584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9936" calcext:value-type="float">
            <text:p>151.9936</text:p>
          </table:table-cell>
          <table:table-cell office:value-type="float" office:value="4.98666666666667" calcext:value-type="float">
            <text:p>4.98666666666667</text:p>
          </table:table-cell>
          <table:table-cell office:value-type="float" office:value="110.12477920378" calcext:value-type="float">
            <text:p>110.124779203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21.49975639736" calcext:value-type="float">
            <text:p>121.499756397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25.12474912938" calcext:value-type="float">
            <text:p>125.124749129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5.49984862552" calcext:value-type="float">
            <text:p>75.499848625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9418" calcext:value-type="float">
            <text:p>143.9418</text:p>
          </table:table-cell>
          <table:table-cell office:value-type="float" office:value="4.7225" calcext:value-type="float">
            <text:p>4.7225</text:p>
          </table:table-cell>
          <table:table-cell office:value-type="float" office:value="84.56233045557" calcext:value-type="float">
            <text:p>84.5623304555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0.18729912807" calcext:value-type="float">
            <text:p>100.187299128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101.8747957447" calcext:value-type="float">
            <text:p>101.87479574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5.27230971128609" calcext:value-type="float">
            <text:p>5.27230971128609</text:p>
          </table:table-cell>
          <table:table-cell office:value-type="float" office:value="102.073906" calcext:value-type="float">
            <text:p>102.07390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845" calcext:value-type="float">
            <text:p>156.845</text:p>
          </table:table-cell>
          <table:table-cell office:value-type="float" office:value="5.14583333333333" calcext:value-type="float">
            <text:p>5.14583333333333</text:p>
          </table:table-cell>
          <table:table-cell office:value-type="float" office:value="104.9997894792" calcext:value-type="float">
            <text:p>104.999789479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0106" calcext:value-type="float">
            <text:p>161.0106</text:p>
          </table:table-cell>
          <table:table-cell office:value-type="float" office:value="5.2825" calcext:value-type="float">
            <text:p>5.2825</text:p>
          </table:table-cell>
          <table:table-cell office:value-type="float" office:value="106.74978597052" calcext:value-type="float">
            <text:p>106.7497859705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14.9997694296" calcext:value-type="float">
            <text:p>114.999769429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15.12476917898" calcext:value-type="float">
            <text:p>115.1247691789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8.43734273595" calcext:value-type="float">
            <text:p>78.4373427359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84.31233095681" calcext:value-type="float">
            <text:p>84.3123309568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35" calcext:value-type="float">
            <text:p>165.735</text:p>
          </table:table-cell>
          <table:table-cell office:value-type="float" office:value="5.4375" calcext:value-type="float">
            <text:p>5.4375</text:p>
          </table:table-cell>
          <table:table-cell office:value-type="float" office:value="105.18728910327" calcext:value-type="float">
            <text:p>105.1872891032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107.68728409087" calcext:value-type="float">
            <text:p>107.687284090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16.62476617154" calcext:value-type="float">
            <text:p>116.624766171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87.18732519255" calcext:value-type="float">
            <text:p>87.187325192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88.06232343821" calcext:value-type="float">
            <text:p>88.062323438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6.68730614543" calcext:value-type="float">
            <text:p>96.687306145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96.74980602012" calcext:value-type="float">
            <text:p>96.749806020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6.8748057695" calcext:value-type="float">
            <text:p>96.874805769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7.06230539357" calcext:value-type="float">
            <text:p>97.062305393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98.24980301268" calcext:value-type="float">
            <text:p>98.249803012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.7048" calcext:value-type="float">
            <text:p>152.7048</text:p>
          </table:table-cell>
          <table:table-cell office:value-type="float" office:value="5.01" calcext:value-type="float">
            <text:p>5.01</text:p>
          </table:table-cell>
          <table:table-cell office:value-type="float" office:value="102.74979399036" calcext:value-type="float">
            <text:p>102.749793990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815" calcext:value-type="float">
            <text:p>170.815</text:p>
          </table:table-cell>
          <table:table-cell office:value-type="float" office:value="5.60416666666667" calcext:value-type="float">
            <text:p>5.60416666666667</text:p>
          </table:table-cell>
          <table:table-cell office:value-type="float" office:value="131.74973584652" calcext:value-type="float">
            <text:p>131.749735846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4.72916666666667" calcext:value-type="float">
            <text:p>4.72916666666667</text:p>
          </table:table-cell>
          <table:table-cell office:value-type="float" office:value="74.74985012924" calcext:value-type="float">
            <text:p>74.749850129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4.72916666666667" calcext:value-type="float">
            <text:p>4.72916666666667</text:p>
          </table:table-cell>
          <table:table-cell office:value-type="float" office:value="86.93732569379" calcext:value-type="float">
            <text:p>86.9373256937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5.49978847672" calcext:value-type="float">
            <text:p>105.499788476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112.99977343952" calcext:value-type="float">
            <text:p>112.9997734395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8" calcext:value-type="float">
            <text:p>170.18</text:p>
          </table:table-cell>
          <table:table-cell office:value-type="float" office:value="5.58333333333333" calcext:value-type="float">
            <text:p>5.58333333333333</text:p>
          </table:table-cell>
          <table:table-cell office:value-type="float" office:value="118.24976291348" calcext:value-type="float">
            <text:p>118.249762913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84.87482982902" calcext:value-type="float">
            <text:p>84.874829829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86.49982657096" calcext:value-type="float">
            <text:p>86.4998265709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93.49981253624" calcext:value-type="float">
            <text:p>93.4998125362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93.749812035" calcext:value-type="float">
            <text:p>93.7498120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1.31229687249" calcext:value-type="float">
            <text:p>101.3122968724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101.68729612063" calcext:value-type="float">
            <text:p>101.6872961206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04.68729010575" calcext:value-type="float">
            <text:p>104.687290105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05.49978847672" calcext:value-type="float">
            <text:p>105.499788476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115.31226880305" calcext:value-type="float">
            <text:p>115.312268803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23.31225276337" calcext:value-type="float">
            <text:p>123.312252763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38.87472156118" calcext:value-type="float">
            <text:p>138.87472156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.24" calcext:value-type="float">
            <text:p>142.24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69.81236002873" calcext:value-type="float">
            <text:p>69.812360028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77.31234499153" calcext:value-type="float">
            <text:p>77.3123449915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82.81233396425" calcext:value-type="float">
            <text:p>82.812333964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104.49979048168" calcext:value-type="float">
            <text:p>104.4997904816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195" calcext:value-type="float">
            <text:p>163.195</text:p>
          </table:table-cell>
          <table:table-cell office:value-type="float" office:value="5.35416666666667" calcext:value-type="float">
            <text:p>5.35416666666667</text:p>
          </table:table-cell>
          <table:table-cell office:value-type="float" office:value="107.06228534397" calcext:value-type="float">
            <text:p>107.0622853439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13.7497719358" calcext:value-type="float">
            <text:p>113.749771935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90.74981804988" calcext:value-type="float">
            <text:p>90.749818049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99.18730113303" calcext:value-type="float">
            <text:p>99.187301133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119.74975990604" calcext:value-type="float">
            <text:p>119.7497599060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198" calcext:value-type="float">
            <text:p>171.1198</text:p>
          </table:table-cell>
          <table:table-cell office:value-type="float" office:value="5.61416666666667" calcext:value-type="float">
            <text:p>5.61416666666667</text:p>
          </table:table-cell>
          <table:table-cell office:value-type="float" office:value="124.68725000655" calcext:value-type="float">
            <text:p>124.6872500065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86.8748258191" calcext:value-type="float">
            <text:p>86.8748258191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88.37482281166" calcext:value-type="float">
            <text:p>88.374822811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8.49980251144" calcext:value-type="float">
            <text:p>98.499802511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9.56230038117" calcext:value-type="float">
            <text:p>99.562300381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106.49978647176" calcext:value-type="float">
            <text:p>106.4997864717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10.81227782537" calcext:value-type="float">
            <text:p>110.812277825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4.58333333333333" calcext:value-type="float">
            <text:p>4.58333333333333</text:p>
          </table:table-cell>
          <table:table-cell office:value-type="float" office:value="110.99977744944" calcext:value-type="float">
            <text:p>110.999777449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.9994" calcext:value-type="float">
            <text:p>172.9994</text:p>
          </table:table-cell>
          <table:table-cell office:value-type="float" office:value="5.67583333333333" calcext:value-type="float">
            <text:p>5.67583333333333</text:p>
          </table:table-cell>
          <table:table-cell office:value-type="float" office:value="112.99977343952" calcext:value-type="float">
            <text:p>112.9997734395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112.99977343952" calcext:value-type="float">
            <text:p>112.999773439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14.56227030677" calcext:value-type="float">
            <text:p>114.5622703067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.91" calcext:value-type="float">
            <text:p>168.91</text:p>
          </table:table-cell>
          <table:table-cell office:value-type="float" office:value="5.54166666666667" calcext:value-type="float">
            <text:p>5.54166666666667</text:p>
          </table:table-cell>
          <table:table-cell office:value-type="float" office:value="124.43725050779" calcext:value-type="float">
            <text:p>124.4372505077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25.81224775097" calcext:value-type="float">
            <text:p>125.8122477509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25.56224825221" calcext:value-type="float">
            <text:p>125.56224825221</text:p>
          </table:table-cell>
          <table:table-cell office:value-type="float" office:value="38.7" calcext:value-type="float">
            <text:p>3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82.31233496673" calcext:value-type="float">
            <text:p>82.312334966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51" calcext:value-type="float">
            <text:p>143.51</text:p>
          </table:table-cell>
          <table:table-cell office:value-type="float" office:value="4.70833333333333" calcext:value-type="float">
            <text:p>4.70833333333333</text:p>
          </table:table-cell>
          <table:table-cell office:value-type="float" office:value="84.68733020495" calcext:value-type="float">
            <text:p>84.6873302049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2852" calcext:value-type="float">
            <text:p>148.2852</text:p>
          </table:table-cell>
          <table:table-cell office:value-type="float" office:value="4.865" calcext:value-type="float">
            <text:p>4.865</text:p>
          </table:table-cell>
          <table:table-cell office:value-type="float" office:value="84.74983007964" calcext:value-type="float">
            <text:p>84.749830079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07.99978346432" calcext:value-type="float">
            <text:p>107.9997834643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195" calcext:value-type="float">
            <text:p>163.195</text:p>
          </table:table-cell>
          <table:table-cell office:value-type="float" office:value="5.35416666666667" calcext:value-type="float">
            <text:p>5.35416666666667</text:p>
          </table:table-cell>
          <table:table-cell office:value-type="float" office:value="112.499774442" calcext:value-type="float">
            <text:p>112.49977444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2.74985413916" calcext:value-type="float">
            <text:p>72.749854139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79.24984110692" calcext:value-type="float">
            <text:p>79.2498411069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116.12476717402" calcext:value-type="float">
            <text:p>116.124767174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84.87482982902" calcext:value-type="float">
            <text:p>84.874829829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96.68730614543" calcext:value-type="float">
            <text:p>96.687306145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97.74980401516" calcext:value-type="float">
            <text:p>97.7498040151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845" calcext:value-type="float">
            <text:p>156.845</text:p>
          </table:table-cell>
          <table:table-cell office:value-type="float" office:value="5.14583333333333" calcext:value-type="float">
            <text:p>5.14583333333333</text:p>
          </table:table-cell>
          <table:table-cell office:value-type="float" office:value="100.6247982509" calcext:value-type="float">
            <text:p>100.624798250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01.12479724842" calcext:value-type="float">
            <text:p>101.124797248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845" calcext:value-type="float">
            <text:p>156.845</text:p>
          </table:table-cell>
          <table:table-cell office:value-type="float" office:value="5.14583333333333" calcext:value-type="float">
            <text:p>5.14583333333333</text:p>
          </table:table-cell>
          <table:table-cell office:value-type="float" office:value="102.68729411567" calcext:value-type="float">
            <text:p>102.6872941156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05.56228835141" calcext:value-type="float">
            <text:p>105.5622883514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.18" calcext:value-type="float">
            <text:p>170.18</text:p>
          </table:table-cell>
          <table:table-cell office:value-type="float" office:value="5.58333333333333" calcext:value-type="float">
            <text:p>5.58333333333333</text:p>
          </table:table-cell>
          <table:table-cell office:value-type="float" office:value="107.06228534397" calcext:value-type="float">
            <text:p>107.0622853439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.37" calcext:value-type="float">
            <text:p>166.37</text:p>
          </table:table-cell>
          <table:table-cell office:value-type="float" office:value="5.45833333333333" calcext:value-type="float">
            <text:p>5.45833333333333</text:p>
          </table:table-cell>
          <table:table-cell office:value-type="float" office:value="107.99978346432" calcext:value-type="float">
            <text:p>107.9997834643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29" calcext:value-type="float">
            <text:p>161.29</text:p>
          </table:table-cell>
          <table:table-cell office:value-type="float" office:value="5.29166666666667" calcext:value-type="float">
            <text:p>5.29166666666667</text:p>
          </table:table-cell>
          <table:table-cell office:value-type="float" office:value="111.18727707351" calcext:value-type="float">
            <text:p>111.187277073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845" calcext:value-type="float">
            <text:p>156.845</text:p>
          </table:table-cell>
          <table:table-cell office:value-type="float" office:value="5.14583333333333" calcext:value-type="float">
            <text:p>5.14583333333333</text:p>
          </table:table-cell>
          <table:table-cell office:value-type="float" office:value="116.93726554499" calcext:value-type="float">
            <text:p>116.9372655449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.465" calcext:value-type="float">
            <text:p>164.465</text:p>
          </table:table-cell>
          <table:table-cell office:value-type="float" office:value="5.39583333333333" calcext:value-type="float">
            <text:p>5.39583333333333</text:p>
          </table:table-cell>
          <table:table-cell office:value-type="float" office:value="117.24976491844" calcext:value-type="float">
            <text:p>117.249764918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.545" calcext:value-type="float">
            <text:p>169.545</text:p>
          </table:table-cell>
          <table:table-cell office:value-type="float" office:value="5.5625" calcext:value-type="float">
            <text:p>5.5625</text:p>
          </table:table-cell>
          <table:table-cell office:value-type="float" office:value="117.99976341472" calcext:value-type="float">
            <text:p>117.9997634147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.275" calcext:value-type="float">
            <text:p>168.275</text:p>
          </table:table-cell>
          <table:table-cell office:value-type="float" office:value="5.52083333333333" calcext:value-type="float">
            <text:p>5.52083333333333</text:p>
          </table:table-cell>
          <table:table-cell office:value-type="float" office:value="120.372252" calcext:value-type="float">
            <text:p>120.37225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.91" calcext:value-type="float">
            <text:p>168.91</text:p>
          </table:table-cell>
          <table:table-cell office:value-type="float" office:value="5.54166666666667" calcext:value-type="float">
            <text:p>5.54166666666667</text:p>
          </table:table-cell>
          <table:table-cell office:value-type="float" office:value="129.68723998175" calcext:value-type="float">
            <text:p>129.687239981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73.7498521342" calcext:value-type="float">
            <text:p>73.74985213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8.49984261064" calcext:value-type="float">
            <text:p>78.499842610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86.2498270722" calcext:value-type="float">
            <text:p>86.24982707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86.81232594441" calcext:value-type="float">
            <text:p>86.8123259444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10.6247782013" calcext:value-type="float">
            <text:p>110.624778201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21.68725602143" calcext:value-type="float">
            <text:p>121.687256021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23.49975238744" calcext:value-type="float">
            <text:p>123.499752387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.735" calcext:value-type="float">
            <text:p>165.735</text:p>
          </table:table-cell>
          <table:table-cell office:value-type="float" office:value="5.4375" calcext:value-type="float">
            <text:p>5.4375</text:p>
          </table:table-cell>
          <table:table-cell office:value-type="float" office:value="129.18724098423" calcext:value-type="float">
            <text:p>129.187240984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.51" calcext:value-type="float">
            <text:p>143.51</text:p>
          </table:table-cell>
          <table:table-cell office:value-type="float" office:value="4.70833333333333" calcext:value-type="float">
            <text:p>4.70833333333333</text:p>
          </table:table-cell>
          <table:table-cell office:value-type="float" office:value="84.9998295784" calcext:value-type="float">
            <text:p>84.999829578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90.24981905236" calcext:value-type="float">
            <text:p>90.249819052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94.3748107819" calcext:value-type="float">
            <text:p>94.37481078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94.5460546404" calcext:value-type="float">
            <text:p>94.54605464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94.74981003004" calcext:value-type="float">
            <text:p>94.749810030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99.68730013055" calcext:value-type="float">
            <text:p>99.6873001305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100.530672" calcext:value-type="float">
            <text:p>100.53067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845" calcext:value-type="float">
            <text:p>156.845</text:p>
          </table:table-cell>
          <table:table-cell office:value-type="float" office:value="5.14583333333333" calcext:value-type="float">
            <text:p>5.14583333333333</text:p>
          </table:table-cell>
          <table:table-cell office:value-type="float" office:value="100.68729812559" calcext:value-type="float">
            <text:p>100.6872981255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04.24979098292" calcext:value-type="float">
            <text:p>104.2497909829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04.87478972982" calcext:value-type="float">
            <text:p>104.8747897298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195" calcext:value-type="float">
            <text:p>163.195</text:p>
          </table:table-cell>
          <table:table-cell office:value-type="float" office:value="5.35416666666667" calcext:value-type="float">
            <text:p>5.35416666666667</text:p>
          </table:table-cell>
          <table:table-cell office:value-type="float" office:value="108.24978296308" calcext:value-type="float">
            <text:p>108.249782963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10.74977795068" calcext:value-type="float">
            <text:p>110.7497779506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.37" calcext:value-type="float">
            <text:p>166.37</text:p>
          </table:table-cell>
          <table:table-cell office:value-type="float" office:value="5.45833333333333" calcext:value-type="float">
            <text:p>5.45833333333333</text:p>
          </table:table-cell>
          <table:table-cell office:value-type="float" office:value="116.12476717402" calcext:value-type="float">
            <text:p>116.1247671740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22.12475514426" calcext:value-type="float">
            <text:p>122.1247551442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70.24985915156" calcext:value-type="float">
            <text:p>70.2498591515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89.87481980422" calcext:value-type="float">
            <text:p>89.8748198042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93.31231291217" calcext:value-type="float">
            <text:p>93.3123129121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97.24980501764" calcext:value-type="float">
            <text:p>97.2498050176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0.87479774966" calcext:value-type="float">
            <text:p>100.8747977496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102.99979348912" calcext:value-type="float">
            <text:p>102.999793489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04.12479123354" calcext:value-type="float">
            <text:p>104.1247912335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18.24976291348" calcext:value-type="float">
            <text:p>118.249762913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19.68726003135" calcext:value-type="float">
            <text:p>119.6872600313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83.56233246053" calcext:value-type="float">
            <text:p>83.562332460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3.1248132881" calcext:value-type="float">
            <text:p>93.12481328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101.99979549408" calcext:value-type="float">
            <text:p>101.999795494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104.68729010575" calcext:value-type="float">
            <text:p>104.687290105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111.74998318" calcext:value-type="float">
            <text:p>111.749983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117.81226379065" calcext:value-type="float">
            <text:p>117.812263790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22.06225526957" calcext:value-type="float">
            <text:p>122.0622552695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3.62483233522" calcext:value-type="float">
            <text:p>83.624832335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94" calcext:value-type="float">
            <text:p>154.94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95.56230840101" calcext:value-type="float">
            <text:p>95.562308401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96.99980551888" calcext:value-type="float">
            <text:p>96.999805518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109.31228083281" calcext:value-type="float">
            <text:p>109.312280832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21.8747556455" calcext:value-type="float">
            <text:p>121.874755645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86.93732569379" calcext:value-type="float">
            <text:p>86.9373256937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9.3748007571" calcext:value-type="float">
            <text:p>99.37480075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9.9997794544" calcext:value-type="float">
            <text:p>109.999779454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81.49983659576" calcext:value-type="float">
            <text:p>81.4998365957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685" calcext:value-type="float">
            <text:p>146.685</text:p>
          </table:table-cell>
          <table:table-cell office:value-type="float" office:value="4.8125" calcext:value-type="float">
            <text:p>4.8125</text:p>
          </table:table-cell>
          <table:table-cell office:value-type="float" office:value="83.93733170867" calcext:value-type="float">
            <text:p>83.9373317086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4.31233095681" calcext:value-type="float">
            <text:p>84.3123309568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93.18731316279" calcext:value-type="float">
            <text:p>93.187313162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9852" calcext:value-type="float">
            <text:p>160.9852</text:p>
          </table:table-cell>
          <table:table-cell office:value-type="float" office:value="5.28166666666667" calcext:value-type="float">
            <text:p>5.28166666666667</text:p>
          </table:table-cell>
          <table:table-cell office:value-type="float" office:value="112.37477469262" calcext:value-type="float">
            <text:p>112.3747746926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22.99975338992" calcext:value-type="float">
            <text:p>122.9997533899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83.62483233522" calcext:value-type="float">
            <text:p>83.6248323352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86.62482632034" calcext:value-type="float">
            <text:p>86.6248263203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89.9998195536" calcext:value-type="float">
            <text:p>89.999819553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94.49981053128" calcext:value-type="float">
            <text:p>94.4998105312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11.56227632165" calcext:value-type="float">
            <text:p>111.562276321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112.87477369014" calcext:value-type="float">
            <text:p>112.874773690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88.1248233129" calcext:value-type="float">
            <text:p>88.1248233129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97.24980501764" calcext:value-type="float">
            <text:p>97.2498050176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465" calcext:value-type="float">
            <text:p>164.465</text:p>
          </table:table-cell>
          <table:table-cell office:value-type="float" office:value="5.39583333333333" calcext:value-type="float">
            <text:p>5.39583333333333</text:p>
          </table:table-cell>
          <table:table-cell office:value-type="float" office:value="101.18729712311" calcext:value-type="float">
            <text:p>101.187297123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105.87478772486" calcext:value-type="float">
            <text:p>105.874787724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6.06228734893" calcext:value-type="float">
            <text:p>106.0622873489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7.74978396556" calcext:value-type="float">
            <text:p>107.749783965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109.81227983033" calcext:value-type="float">
            <text:p>109.812279830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112.24977494324" calcext:value-type="float">
            <text:p>112.249774943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5.47916666666667" calcext:value-type="float">
            <text:p>5.47916666666667</text:p>
          </table:table-cell>
          <table:table-cell office:value-type="float" office:value="125.12474912938" calcext:value-type="float">
            <text:p>125.124749129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90.99981754864" calcext:value-type="float">
            <text:p>90.9998175486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99.24980100772" calcext:value-type="float">
            <text:p>99.2498010077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102.56229436629" calcext:value-type="float">
            <text:p>102.5622943662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9852" calcext:value-type="float">
            <text:p>160.9852</text:p>
          </table:table-cell>
          <table:table-cell office:value-type="float" office:value="5.28166666666667" calcext:value-type="float">
            <text:p>5.28166666666667</text:p>
          </table:table-cell>
          <table:table-cell office:value-type="float" office:value="102.93729361443" calcext:value-type="float">
            <text:p>102.9372936144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03.1247932385" calcext:value-type="float">
            <text:p>103.124793238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35" calcext:value-type="float">
            <text:p>165.735</text:p>
          </table:table-cell>
          <table:table-cell office:value-type="float" office:value="5.4375" calcext:value-type="float">
            <text:p>5.4375</text:p>
          </table:table-cell>
          <table:table-cell office:value-type="float" office:value="126.8747456207" calcext:value-type="float">
            <text:p>126.87474562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89.9998195536" calcext:value-type="float">
            <text:p>89.999819553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93.49981253624" calcext:value-type="float">
            <text:p>93.4998125362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45" calcext:value-type="float">
            <text:p>171.45</text:p>
          </table:table-cell>
          <table:table-cell office:value-type="float" office:value="5.625" calcext:value-type="float">
            <text:p>5.625</text:p>
          </table:table-cell>
          <table:table-cell office:value-type="float" office:value="124.68725000655" calcext:value-type="float">
            <text:p>124.6872500065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05" calcext:value-type="float">
            <text:p>146.05</text:p>
          </table:table-cell>
          <table:table-cell office:value-type="float" office:value="4.79166666666667" calcext:value-type="float">
            <text:p>4.79166666666667</text:p>
          </table:table-cell>
          <table:table-cell office:value-type="float" office:value="82.68733421487" calcext:value-type="float">
            <text:p>82.6873342148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89.06232143325" calcext:value-type="float">
            <text:p>89.062321433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5.125" calcext:value-type="float">
            <text:p>5.125</text:p>
          </table:table-cell>
          <table:table-cell office:value-type="float" office:value="90.49981855112" calcext:value-type="float">
            <text:p>90.499818551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.415" calcext:value-type="float">
            <text:p>145.415</text:p>
          </table:table-cell>
          <table:table-cell office:value-type="float" office:value="4.77083333333333" calcext:value-type="float">
            <text:p>4.77083333333333</text:p>
          </table:table-cell>
          <table:table-cell office:value-type="float" office:value="93.749812035" calcext:value-type="float">
            <text:p>93.74981203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00.43729862683" calcext:value-type="float">
            <text:p>100.4372986268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93.18731316279" calcext:value-type="float">
            <text:p>93.1873131627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5.22965879265092" calcext:value-type="float">
            <text:p>5.22965879265092</text:p>
          </table:table-cell>
          <table:table-cell office:value-type="float" office:value="97.885128" calcext:value-type="float">
            <text:p>97.8851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98.24980301268" calcext:value-type="float">
            <text:p>98.2498030126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104.68729010575" calcext:value-type="float">
            <text:p>104.6872901057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120.12475915418" calcext:value-type="float">
            <text:p>120.1247591541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90.93731767395" calcext:value-type="float">
            <text:p>90.9373176739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92.37481479182" calcext:value-type="float">
            <text:p>92.3748147918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0.74979800028" calcext:value-type="float">
            <text:p>100.7497980002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17.31226479313" calcext:value-type="float">
            <text:p>117.312264793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4.80314960629921" calcext:value-type="float">
            <text:p>4.80314960629921</text:p>
          </table:table-cell>
          <table:table-cell office:value-type="float" office:value="78.24984311188" calcext:value-type="float">
            <text:p>78.249843111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94.24981103252" calcext:value-type="float">
            <text:p>94.2498110325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97.18730514295" calcext:value-type="float">
            <text:p>97.187305142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5.87484787366" calcext:value-type="float">
            <text:p>75.874847873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5.24982907716" calcext:value-type="float">
            <text:p>85.249829077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101.31229687249" calcext:value-type="float">
            <text:p>101.3122968724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05.6247882261" calcext:value-type="float">
            <text:p>105.624788226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.64" calcext:value-type="float">
            <text:p>167.64</text:p>
          </table:table-cell>
          <table:table-cell office:value-type="float" office:value="5.5" calcext:value-type="float">
            <text:p>5.5</text:p>
          </table:table-cell>
          <table:table-cell office:value-type="float" office:value="111.74977594572" calcext:value-type="float">
            <text:p>111.7497759457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86" calcext:value-type="float">
            <text:p>149.86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85.31232895185" calcext:value-type="float">
            <text:p>85.3123289518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95.68730815039" calcext:value-type="float">
            <text:p>95.6873081503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83" calcext:value-type="float">
            <text:p>163.83</text:p>
          </table:table-cell>
          <table:table-cell office:value-type="float" office:value="5.375" calcext:value-type="float">
            <text:p>5.375</text:p>
          </table:table-cell>
          <table:table-cell office:value-type="float" office:value="102.99979348912" calcext:value-type="float">
            <text:p>102.9997934891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.18" calcext:value-type="float">
            <text:p>170.18</text:p>
          </table:table-cell>
          <table:table-cell office:value-type="float" office:value="5.58333333333333" calcext:value-type="float">
            <text:p>5.58333333333333</text:p>
          </table:table-cell>
          <table:table-cell office:value-type="float" office:value="104.93728960451" calcext:value-type="float">
            <text:p>104.9372896045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113.49977243704" calcext:value-type="float">
            <text:p>113.4997724370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.605" calcext:value-type="float">
            <text:p>141.605</text:p>
          </table:table-cell>
          <table:table-cell office:value-type="float" office:value="4.64583333333333" calcext:value-type="float">
            <text:p>4.64583333333333</text:p>
          </table:table-cell>
          <table:table-cell office:value-type="float" office:value="97.4998045164" calcext:value-type="float">
            <text:p>97.4998045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25" calcext:value-type="float">
            <text:p>161.925</text:p>
          </table:table-cell>
          <table:table-cell office:value-type="float" office:value="5.3125" calcext:value-type="float">
            <text:p>5.3125</text:p>
          </table:table-cell>
          <table:table-cell office:value-type="float" office:value="104.24979098292" calcext:value-type="float">
            <text:p>104.249790982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99.74980000524" calcext:value-type="float">
            <text:p>99.749800005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685" calcext:value-type="float">
            <text:p>146.685</text:p>
          </table:table-cell>
          <table:table-cell office:value-type="float" office:value="4.8125" calcext:value-type="float">
            <text:p>4.8125</text:p>
          </table:table-cell>
          <table:table-cell office:value-type="float" office:value="79.56234048037" calcext:value-type="float">
            <text:p>79.562340480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35" calcext:value-type="float">
            <text:p>140.335</text:p>
          </table:table-cell>
          <table:table-cell office:value-type="float" office:value="4.60416666666667" calcext:value-type="float">
            <text:p>4.60416666666667</text:p>
          </table:table-cell>
          <table:table-cell office:value-type="float" office:value="80.68733822479" calcext:value-type="float">
            <text:p>80.687338224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87.12482531786" calcext:value-type="float">
            <text:p>87.1248253178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.56" calcext:value-type="float">
            <text:p>162.56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95.24980902756" calcext:value-type="float">
            <text:p>95.2498090275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.685" calcext:value-type="float">
            <text:p>146.685</text:p>
          </table:table-cell>
          <table:table-cell office:value-type="float" office:value="4.8125" calcext:value-type="float">
            <text:p>4.8125</text:p>
          </table:table-cell>
          <table:table-cell office:value-type="float" office:value="102.62479424098" calcext:value-type="float">
            <text:p>102.624794240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105.68728810079" calcext:value-type="float">
            <text:p>105.6872881007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4.58333333333333" calcext:value-type="float">
            <text:p>4.58333333333333</text:p>
          </table:table-cell>
          <table:table-cell office:value-type="float" office:value="80.43733872603" calcext:value-type="float">
            <text:p>80.437338726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115" calcext:value-type="float">
            <text:p>158.115</text:p>
          </table:table-cell>
          <table:table-cell office:value-type="float" office:value="5.1875" calcext:value-type="float">
            <text:p>5.1875</text:p>
          </table:table-cell>
          <table:table-cell office:value-type="float" office:value="95.12480927818" calcext:value-type="float">
            <text:p>95.1248092781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5.99980752384" calcext:value-type="float">
            <text:p>95.9998075238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105.43728860203" calcext:value-type="float">
            <text:p>105.4372886020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110.6247782013" calcext:value-type="float">
            <text:p>110.62477820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.955" calcext:value-type="float">
            <text:p>147.955</text:p>
          </table:table-cell>
          <table:table-cell office:value-type="float" office:value="4.85416666666667" calcext:value-type="float">
            <text:p>4.85416666666667</text:p>
          </table:table-cell>
          <table:table-cell office:value-type="float" office:value="80.43733872603" calcext:value-type="float">
            <text:p>80.4373387260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4.72916666666667" calcext:value-type="float">
            <text:p>4.72916666666667</text:p>
          </table:table-cell>
          <table:table-cell office:value-type="float" office:value="85.81232794937" calcext:value-type="float">
            <text:p>85.8123279493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90.06231942829" calcext:value-type="float">
            <text:p>90.0623194282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145" calcext:value-type="float">
            <text:p>144.145</text:p>
          </table:table-cell>
          <table:table-cell office:value-type="float" office:value="4.72916666666667" calcext:value-type="float">
            <text:p>4.72916666666667</text:p>
          </table:table-cell>
          <table:table-cell office:value-type="float" office:value="75.49984862552" calcext:value-type="float">
            <text:p>75.49984862552</text:p>
          </table:table-cell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525" calcext:value-type="float">
            <text:p>136.525</text:p>
          </table:table-cell>
          <table:table-cell office:value-type="float" office:value="4.47916666666667" calcext:value-type="float">
            <text:p>4.47916666666667</text:p>
          </table:table-cell>
          <table:table-cell office:value-type="float" office:value="70.24985915156" calcext:value-type="float">
            <text:p>70.249859151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655" calcext:value-type="float">
            <text:p>160.655</text:p>
          </table:table-cell>
          <table:table-cell office:value-type="float" office:value="5.27083333333333" calcext:value-type="float">
            <text:p>5.27083333333333</text:p>
          </table:table-cell>
          <table:table-cell office:value-type="float" office:value="87.68732419007" calcext:value-type="float">
            <text:p>87.687324190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74.62485037986" calcext:value-type="float">
            <text:p>74.62485037986</text:p>
          </table:table-cell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2" calcext:value-type="float">
            <text:p>147.32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78.37484286126" calcext:value-type="float">
            <text:p>78.37484286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90.87481779926" calcext:value-type="float">
            <text:p>90.8748177992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0.12481930298" calcext:value-type="float">
            <text:p>90.124819302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90.81231792457" calcext:value-type="float">
            <text:p>90.8123179245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195" calcext:value-type="float">
            <text:p>163.195</text:p>
          </table:table-cell>
          <table:table-cell office:value-type="float" office:value="5.35416666666667" calcext:value-type="float">
            <text:p>5.35416666666667</text:p>
          </table:table-cell>
          <table:table-cell office:value-type="float" office:value="106.12478722362" calcext:value-type="float">
            <text:p>106.1247872236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.065" calcext:value-type="float">
            <text:p>139.065</text:p>
          </table:table-cell>
          <table:table-cell office:value-type="float" office:value="4.5625" calcext:value-type="float">
            <text:p>4.5625</text:p>
          </table:table-cell>
          <table:table-cell office:value-type="float" office:value="74.06235150765" calcext:value-type="float">
            <text:p>74.0623515076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89.24982105732" calcext:value-type="float">
            <text:p>89.249821057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98.37480276206" calcext:value-type="float">
            <text:p>98.3748027620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.305" calcext:value-type="float">
            <text:p>154.305</text:p>
          </table:table-cell>
          <table:table-cell office:value-type="float" office:value="5.0625" calcext:value-type="float">
            <text:p>5.0625</text:p>
          </table:table-cell>
          <table:table-cell office:value-type="float" office:value="110.68727807599" calcext:value-type="float">
            <text:p>110.6872780759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115.81226780057" calcext:value-type="float">
            <text:p>115.8122678005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.495" calcext:value-type="float">
            <text:p>150.495</text:p>
          </table:table-cell>
          <table:table-cell office:value-type="float" office:value="4.9375" calcext:value-type="float">
            <text:p>4.9375</text:p>
          </table:table-cell>
          <table:table-cell office:value-type="float" office:value="79.24984110692" calcext:value-type="float">
            <text:p>79.2498411069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9" calcext:value-type="float">
            <text:p>148.59</text:p>
          </table:table-cell>
          <table:table-cell office:value-type="float" office:value="4.875" calcext:value-type="float">
            <text:p>4.875</text:p>
          </table:table-cell>
          <table:table-cell office:value-type="float" office:value="79.12484135754" calcext:value-type="float">
            <text:p>79.124841357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13" calcext:value-type="float">
            <text:p>151.13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80.93733772355" calcext:value-type="float">
            <text:p>80.9373377235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465" calcext:value-type="float">
            <text:p>164.465</text:p>
          </table:table-cell>
          <table:table-cell office:value-type="float" office:value="5.39583333333333" calcext:value-type="float">
            <text:p>5.39583333333333</text:p>
          </table:table-cell>
          <table:table-cell office:value-type="float" office:value="114.9997694296" calcext:value-type="float">
            <text:p>114.999769429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.48" calcext:value-type="float">
            <text:p>157.48</text:p>
          </table:table-cell>
          <table:table-cell office:value-type="float" office:value="5.16666666666667" calcext:value-type="float">
            <text:p>5.16666666666667</text:p>
          </table:table-cell>
          <table:table-cell office:value-type="float" office:value="88.24982306228" calcext:value-type="float">
            <text:p>88.249823062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.78" calcext:value-type="float">
            <text:p>144.78</text:p>
          </table:table-cell>
          <table:table-cell office:value-type="float" office:value="4.75" calcext:value-type="float">
            <text:p>4.75</text:p>
          </table:table-cell>
          <table:table-cell office:value-type="float" office:value="79.43734073099" calcext:value-type="float">
            <text:p>79.4373407309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875" calcext:value-type="float">
            <text:p>142.875</text:p>
          </table:table-cell>
          <table:table-cell office:value-type="float" office:value="4.6875" calcext:value-type="float">
            <text:p>4.6875</text:p>
          </table:table-cell>
          <table:table-cell office:value-type="float" office:value="72.12485539226" calcext:value-type="float">
            <text:p>72.12485539226</text:p>
          </table:table-cell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89.31232093201" calcext:value-type="float">
            <text:p>89.31232093201</text:p>
          </table:table-cell>
          <table:table-cell office:value-type="float" office:value="73.9000000000001" calcext:value-type="float">
            <text:p>73.9000000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77.81234398905" calcext:value-type="float">
            <text:p>77.8123439890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75" calcext:value-type="float">
            <text:p>155.575</text:p>
          </table:table-cell>
          <table:table-cell office:value-type="float" office:value="5.10416666666667" calcext:value-type="float">
            <text:p>5.10416666666667</text:p>
          </table:table-cell>
          <table:table-cell office:value-type="float" office:value="87.56232444069" calcext:value-type="float">
            <text:p>87.5623244406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67" calcext:value-type="float">
            <text:p>153.67</text:p>
          </table:table-cell>
          <table:table-cell office:value-type="float" office:value="5.04166666666667" calcext:value-type="float">
            <text:p>5.04166666666667</text:p>
          </table:table-cell>
          <table:table-cell office:value-type="float" office:value="104.49979048168" calcext:value-type="float">
            <text:p>104.49979048168</text:p>
          </table:table-cell>
          <table:table-cell office:value-type="float" office:value="75.5" calcext:value-type="float">
            <text:p>7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.02" calcext:value-type="float">
            <text:p>160.02</text:p>
          </table:table-cell>
          <table:table-cell office:value-type="float" office:value="5.25" calcext:value-type="float">
            <text:p>5.25</text:p>
          </table:table-cell>
          <table:table-cell office:value-type="float" office:value="81.74983609452" calcext:value-type="float">
            <text:p>81.74983609452</text:p>
          </table:table-cell>
          <table:table-cell office:value-type="float" office:value="75.9000000000001" calcext:value-type="float">
            <text:p>75.900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90.74981804988" calcext:value-type="float">
            <text:p>90.7498180498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70.99985764784" calcext:value-type="float">
            <text:p>70.9998576478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525" calcext:value-type="float">
            <text:p>136.525</text:p>
          </table:table-cell>
          <table:table-cell office:value-type="float" office:value="4.47916666666667" calcext:value-type="float">
            <text:p>4.47916666666667</text:p>
          </table:table-cell>
          <table:table-cell office:value-type="float" office:value="79.9998396032" calcext:value-type="float">
            <text:p>79.999839603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5" calcext:value-type="float">
            <text:p>5</text:p>
          </table:table-cell>
          <table:table-cell office:value-type="float" office:value="80.43733872603" calcext:value-type="float">
            <text:p>80.43733872603</text:p>
          </table:table-cell>
          <table:table-cell office:value-type="float" office:value="79.3" calcext:value-type="float">
            <text:p>7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115.06226930429" calcext:value-type="float">
            <text:p>115.06226930429</text:p>
          </table:table-cell>
          <table:table-cell office:value-type="float" office:value="81.75" calcext:value-type="float">
            <text:p>81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.225" calcext:value-type="float">
            <text:p>149.225</text:p>
          </table:table-cell>
          <table:table-cell office:value-type="float" office:value="4.89583333333333" calcext:value-type="float">
            <text:p>4.89583333333333</text:p>
          </table:table-cell>
          <table:table-cell office:value-type="float" office:value="78.93734173347" calcext:value-type="float">
            <text:p>78.9373417334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.385" calcext:value-type="float">
            <text:p>159.385</text:p>
          </table:table-cell>
          <table:table-cell office:value-type="float" office:value="5.22916666666667" calcext:value-type="float">
            <text:p>5.22916666666667</text:p>
          </table:table-cell>
          <table:table-cell office:value-type="float" office:value="97.93730363923" calcext:value-type="float">
            <text:p>97.9373036392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765" calcext:value-type="float">
            <text:p>151.765</text:p>
          </table:table-cell>
          <table:table-cell office:value-type="float" office:value="4.97916666666667" calcext:value-type="float">
            <text:p>4.97916666666667</text:p>
          </table:table-cell>
          <table:table-cell office:value-type="float" office:value="93.74926088" calcext:value-type="float">
            <text:p>93.74926088</text:p>
          </table:table-cell>
          <table:table-cell office:value-type="float" office:value="83.4000000000001" calcext:value-type="float">
            <text:p>83.400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.97" calcext:value-type="float">
            <text:p>140.97</text:p>
          </table:table-cell>
          <table:table-cell office:value-type="float" office:value="4.625" calcext:value-type="float">
            <text:p>4.625</text:p>
          </table:table-cell>
          <table:table-cell office:value-type="float" office:value="90.24981905236" calcext:value-type="float">
            <text:p>90.24981905236</text:p>
          </table:table-cell>
          <table:table-cell office:value-type="float" office:value="85.5999999999999" calcext:value-type="float">
            <text:p>85.5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035" calcext:value-type="float">
            <text:p>153.035</text:p>
          </table:table-cell>
          <table:table-cell office:value-type="float" office:value="5.02083333333333" calcext:value-type="float">
            <text:p>5.02083333333333</text:p>
          </table:table-cell>
          <table:table-cell office:value-type="float" office:value="109.9884918" calcext:value-type="float">
            <text:p>109.988491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6:30:35.24680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33:38.652871980</meta:creation-date>
    <dc:date>2019-03-31T16:36:24.276402675</dc:date>
    <meta:editing-duration>PT15M5S</meta:editing-duration>
    <meta:editing-cycles>3</meta:editing-cycles>
    <meta:generator>LibreOffice/6.0.3.2$Linux_X86_64 LibreOffice_project/00m0$Build-2</meta:generator>
    <meta:document-statistic meta:table-count="1" meta:cell-count="2725" meta:object-count="0"/>
  </office:meta>
</office:document-meta>
</file>